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066cm" table:align="left" style:writing-mode="lr-tb"/>
    </style:style>
    <style:style style:name="Tabelle1.A" style:family="table-column">
      <style:table-column-properties style:column-width="9.945cm"/>
    </style:style>
    <style:style style:name="Tabelle1.B" style:family="table-column">
      <style:table-column-properties style:column-width="2.976cm"/>
    </style:style>
    <style:style style:name="Tabelle1.C" style:family="table-column">
      <style:table-column-properties style:column-width="3.14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2" style:family="table">
      <style:table-properties style:width="16.002cm" style:rel-width="100%" fo:margin-left="0cm" table:align="left" style:writing-mode="lr-tb"/>
    </style:style>
    <style:style style:name="Tabelle2.A" style:family="table-column">
      <style:table-column-properties style:column-width="2.016cm" style:rel-column-width="1143*"/>
    </style:style>
    <style:style style:name="Tabelle2.B" style:family="table-column">
      <style:table-column-properties style:column-width="2.773cm" style:rel-column-width="1572*"/>
    </style:style>
    <style:style style:name="Tabelle2.C" style:family="table-column">
      <style:table-column-properties style:column-width="2.445cm" style:rel-column-width="1386*"/>
    </style:style>
    <style:style style:name="Tabelle2.D" style:family="table-column">
      <style:table-column-properties style:column-width="8.768cm" style:rel-column-width="497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002cm" style:rel-width="100%" fo:margin-left="0cm" table:align="left" style:writing-mode="lr-tb"/>
    </style:style>
    <style:style style:name="Tabelle3.A" style:family="table-column">
      <style:table-column-properties style:column-width="2.799cm" style:rel-column-width="1587*"/>
    </style:style>
    <style:style style:name="Tabelle3.B" style:family="table-column">
      <style:table-column-properties style:column-width="13.203cm" style:rel-column-width="7485*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16.002cm" style:rel-width="100%" fo:margin-left="0cm" table:align="left" style:writing-mode="lr-tb"/>
    </style:style>
    <style:style style:name="Tabelle4.A" style:family="table-column">
      <style:table-column-properties style:column-width="2.799cm" style:rel-column-width="1587*"/>
    </style:style>
    <style:style style:name="Tabelle4.B" style:family="table-column">
      <style:table-column-properties style:column-width="13.203cm" style:rel-column-width="7485*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002cm" style:rel-width="100%" fo:margin-left="0cm" table:align="left" style:writing-mode="lr-tb"/>
    </style:style>
    <style:style style:name="Tabelle5.A" style:family="table-column">
      <style:table-column-properties style:column-width="2.799cm" style:rel-column-width="1587*"/>
    </style:style>
    <style:style style:name="Tabelle5.B" style:family="table-column">
      <style:table-column-properties style:column-width="13.203cm" style:rel-column-width="7485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" style:family="table">
      <style:table-properties style:width="16.002cm" style:rel-width="100%" fo:margin-left="0cm" table:align="left" style:writing-mode="lr-tb"/>
    </style:style>
    <style:style style:name="Tabelle6.A" style:family="table-column">
      <style:table-column-properties style:column-width="9.502cm" style:rel-column-width="5387*"/>
    </style:style>
    <style:style style:name="Tabelle6.B" style:family="table-column">
      <style:table-column-properties style:column-width="6.5cm" style:rel-column-width="3685*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" style:family="table">
      <style:table-properties style:width="16.002cm" style:rel-width="100%" fo:margin-left="0cm" table:align="left" style:writing-mode="lr-tb"/>
    </style:style>
    <style:style style:name="Tabelle7.A" style:family="table-column">
      <style:table-column-properties style:column-width="11.495cm" style:rel-column-width="6517*"/>
    </style:style>
    <style:style style:name="Tabelle7.B" style:family="table-column">
      <style:table-column-properties style:column-width="4.507cm" style:rel-column-width="2555*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7.A2" style:family="table-cell">
      <style:table-cell-properties style:vertical-align="top" fo:background-color="#e6e6e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5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" style:family="table">
      <style:table-properties style:width="16.002cm" style:rel-width="100%" fo:margin-left="0cm" table:align="left" style:writing-mode="lr-tb"/>
    </style:style>
    <style:style style:name="Tabelle8.A" style:family="table-column">
      <style:table-column-properties style:column-width="6.646cm" style:rel-column-width="3768*"/>
    </style:style>
    <style:style style:name="Tabelle8.B" style:family="table-column">
      <style:table-column-properties style:column-width="9.356cm" style:rel-column-width="5304*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388cm" fo:text-align="end" style:justify-single-word="false"/>
    </style:style>
    <style:style style:name="P2" style:family="paragraph" style:parent-style-name="Standard">
      <style:paragraph-properties fo:margin-top="0cm" fo:margin-bottom="0.388cm" style:snap-to-layout-grid="false"/>
    </style:style>
    <style:style style:name="P3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4" style:family="paragraph" style:parent-style-name="Table_20_Contents_20__28_user_29_">
      <style:paragraph-properties fo:margin-top="0cm" fo:margin-bottom="0.388cm" text:number-lines="false" text:line-number="0" style:snap-to-layout-grid="false"/>
    </style:style>
    <style:style style:name="P5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1" fo:font-size="12pt" fo:font-weight="bold" style:font-size-asian="12pt" style:font-weight-asian="bold" style:font-name-complex="Arial1" style:font-size-complex="12pt"/>
    </style:style>
    <style:style style:name="P7" style:family="paragraph" style:parent-style-name="Standard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style:font-name-asian="Arial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 style:line-height-at-least="0cm" style:punctuation-wrap="simple"/>
    </style:style>
    <style:style style:name="P12" style:family="paragraph" style:parent-style-name="Standard">
      <style:paragraph-properties fo:margin-top="0cm" fo:margin-bottom="0cm" style:line-height-at-least="0cm" style:punctuation-wrap="simple"/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/>
      <style:text-properties style:font-name="Arial1" fo:font-size="12pt" style:font-name-asian="Tahoma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fo:break-before="page"/>
    </style:style>
    <style:style style:name="P15" style:family="paragraph" style:parent-style-name="Standard">
      <style:paragraph-properties fo:margin-top="0.071cm" fo:margin-bottom="0.071cm" style:snap-to-layout-grid="false"/>
    </style:style>
    <style:style style:name="P16" style:family="paragraph" style:parent-style-name="Table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17" style:family="paragraph" style:parent-style-name="Table">
      <style:paragraph-properties fo:margin-top="0.071cm" fo:margin-bottom="0.071cm" style:snap-to-layout-grid="false"/>
    </style:style>
    <style:style style:name="P18" style:family="paragraph" style:parent-style-name="Table">
      <style:paragraph-properties fo:margin-top="0.071cm" fo:margin-bottom="0.071cm" style:snap-to-layout-gri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9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style:font-size-asian="12pt" style:font-name-complex="Arial1" style:font-size-complex="12pt"/>
    </style:style>
    <style:style style:name="P21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22" style:family="paragraph" style:parent-style-name="Tabellenkopf">
      <style:paragraph-properties fo:margin-top="0.071cm" fo:margin-bottom="0.071cm" style:snap-to-layout-grid="false"/>
    </style:style>
    <style:style style:name="P23" style:family="paragraph" style:parent-style-name="Tabellenkopf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24" style:family="paragraph" style:parent-style-name="Dokumenttitel">
      <style:text-properties style:font-name="Arial1" fo:font-size="12pt" style:font-size-asian="12pt" style:font-name-complex="Arial1" style:font-size-complex="12pt"/>
    </style:style>
    <style:style style:name="P25" style:family="paragraph" style:parent-style-name="Standard" style:list-style-name="WW8Num4"/>
    <style:style style:name="P26" style:family="paragraph" style:parent-style-name="Standard" style:list-style-name="WW8Num6"/>
    <style:style style:name="P27" style:family="paragraph" style:parent-style-name="Standard" style:list-style-name="WW8Num8"/>
    <style:style style:name="P28" style:family="paragraph" style:parent-style-name="Standard" style:list-style-name="WW8Num9"/>
    <style:style style:name="P29" style:family="paragraph" style:parent-style-name="Standard" style:list-style-name="WW8Num7">
      <style:paragraph-properties fo:margin-top="0cm" fo:margin-bottom="0.388cm"/>
    </style:style>
    <style:style style:name="P30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style:font-size-asian="12pt" style:font-name-complex="Arial1" style:font-size-complex="12pt"/>
    </style:style>
    <style:style style:name="P31" style:family="paragraph" style:parent-style-name="Standard" style:list-style-name="WW8Num3">
      <style:paragraph-properties fo:margin-top="0cm" fo:margin-bottom="0cm" style:line-height-at-least="0cm" style:punctuation-wrap="simple"/>
    </style:style>
    <style:style style:name="P32" style:family="paragraph" style:parent-style-name="Standard" style:list-style-name="WW8Num2">
      <style:paragraph-properties fo:margin-top="0cm" fo:margin-bottom="0cm"/>
      <style:text-properties style:font-name="Arial1" fo:font-size="12pt" style:font-size-asian="12pt" style:font-name-complex="Arial1" style:font-size-complex="12pt"/>
    </style:style>
    <style:style style:name="P33" style:family="paragraph" style:parent-style-name="Standard" style:list-style-name="WW8Num5">
      <style:paragraph-properties fo:margin-top="0.071cm" fo:margin-bottom="0.071cm" style:snap-to-layout-grid="false"/>
    </style:style>
    <style:style style:name="P34" style:family="paragraph" style:parent-style-name="Standard" style:list-style-name="WW8Num5">
      <style:paragraph-properties fo:margin-top="0.071cm" fo:margin-bottom="0.071cm" style:snap-to-layout-grid="false"/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P35" style:family="paragraph" style:parent-style-name="Heading_20_1">
      <style:text-properties style:font-name="Arial1" fo:font-size="16pt" style:font-size-asian="16pt" style:font-name-complex="Arial1" style:font-size-complex="16pt"/>
    </style:style>
    <style:style style:name="P36" style:family="paragraph" style:parent-style-name="Heading_20_1">
      <style:text-properties style:font-name="Arial1" fo:font-size="14pt" style:font-size-asian="14pt" style:font-name-complex="Arial1" style:font-size-complex="14pt"/>
    </style:style>
    <style:style style:name="P37" style:family="paragraph" style:parent-style-name="Heading_20_1">
      <style:text-properties style:font-name="Arial1" style:font-name-complex="Arial1"/>
    </style:style>
    <style:style style:name="P38" style:family="paragraph" style:parent-style-name="Heading_20_2">
      <style:text-properties style:font-name="Arial1" fo:font-size="14pt" style:font-size-asian="14pt" style:font-name-complex="Arial1" style:font-size-complex="14pt"/>
    </style:style>
    <style:style style:name="P39" style:family="paragraph" style:parent-style-name="Heading_20_2">
      <style:text-properties style:font-name="Arial1" style:font-name-complex="Arial1"/>
    </style:style>
    <style:style style:name="P40" style:family="paragraph" style:parent-style-name="Heading_20_2">
      <style:text-properties style:font-name-asian="Arial"/>
    </style:style>
    <style:style style:name="P41" style:family="paragraph" style:parent-style-name="Heading_20_3">
      <style:text-properties style:font-name="Arial1" style:font-name-complex="Arial1"/>
    </style:style>
    <style:style style:name="P42" style:family="paragraph" style:parent-style-name="Heading_20_3">
      <style:text-properties style:font-name="Arial1" fo:font-size="12pt" fo:language="de" fo:country="CH" style:font-size-asian="12pt" style:language-asian="zh" style:country-asian="CN" style:font-name-complex="Arial1" style:font-size-complex="12pt" style:language-complex="ar" style:country-complex="SA"/>
    </style:style>
    <style:style style:name="P43" style:family="paragraph" style:parent-style-name="Heading_20_3">
      <style:text-properties style:font-name-asian="Arial"/>
    </style:style>
    <style:style style:name="P44" style:family="paragraph" style:parent-style-name="Table" style:list-style-name="WW8Num4">
      <style:paragraph-properties fo:margin-top="0.071cm" fo:margin-bottom="0.071cm" style:snap-to-layout-grid="false"/>
    </style:style>
    <style:style style:name="P45" style:family="paragraph" style:parent-style-name="Table" style:list-style-name="WW8Num5">
      <style:paragraph-properties fo:margin-top="0.071cm" fo:margin-bottom="0.071cm" style:snap-to-layout-grid="false"/>
    </style:style>
    <style:style style:name="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T3" style:family="text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1" fo:font-size="12pt" fo:font-weight="normal" style:font-name-asian="Arial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1" fo:font-size="12pt" fo:font-weight="bold" style:font-name-asian="Arial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1" fo:font-size="12pt" style:font-size-asian="12pt" style:font-name-complex="Arial1" style:font-size-complex="12pt"/>
    </style:style>
    <style:style style:name="T8" style:family="text">
      <style:text-properties style:font-name="Arial1" fo:font-size="12pt" style:font-name-asian="Arial1" style:font-size-asian="12pt" style:font-name-complex="Arial1" style:font-size-complex="12pt"/>
    </style:style>
    <style:style style:name="T9" style:family="text">
      <style:text-properties style:font-name="Arial1" fo:font-size="12pt" style:font-name-asian="Tahoma" style:font-size-asian="12pt" style:font-name-complex="Arial1" style:font-size-complex="12pt"/>
    </style:style>
    <style:style style:name="T10" style:family="text"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T11" style:family="text">
      <style:text-properties style:font-name="Arial1" fo:font-size="12pt" style:letter-kerning="true" style:font-name-asian="Arial1" style:font-size-asian="12pt" style:language-asian="hi" style:country-asian="IN" style:font-name-complex="Arial1" style:font-size-complex="12pt" style:language-complex="hi" style:country-complex="IN"/>
    </style:style>
    <style:style style:name="T12" style:family="text">
      <style:text-properties style:font-name="Arial1" fo:font-size="12pt" style:letter-kerning="true" style:font-size-asian="12pt" style:language-asian="hi" style:country-asian="IN" style:font-name-complex="Arial1" style:font-size-complex="12pt" style:language-complex="hi" style:country-complex="IN"/>
    </style:style>
    <style:style style:name="T13" style:family="text"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style:font-name="Arial1" fo:font-size="16pt" style:font-size-asian="16pt" style:font-name-complex="Arial1" style:font-size-complex="16pt"/>
    </style:style>
    <style:style style:name="T15" style:family="text">
      <style:text-properties style:font-name="Arial1" fo:font-size="16pt" style:font-name-asian="Arial1" style:font-size-asian="16pt" style:font-name-complex="Arial1" style:font-size-complex="16pt"/>
    </style:style>
    <style:style style:name="T16" style:family="text">
      <style:text-properties style:font-name="Arial1" fo:font-weight="normal" style:font-weight-asian="normal" style:font-name-complex="Arial1" style:font-weight-complex="normal"/>
    </style:style>
    <style:style style:name="T17" style:family="text">
      <style:text-properties style:font-name="Arial1" fo:font-weight="normal" style:font-name-asian="Arial1" style:font-weight-asian="normal" style:font-name-complex="Arial1" style:font-weight-complex="normal"/>
    </style:style>
    <style:style style:name="T18" style:family="text">
      <style:text-properties style:font-name="Arial1" fo:font-size="14pt" style:font-size-asian="14pt" style:font-name-complex="Arial1" style:font-size-complex="14pt"/>
    </style:style>
    <style:style style:name="T19" style:family="text">
      <style:text-properties style:font-name="Arial1" fo:font-size="14pt" style:font-name-asian="Arial1" style:font-size-asian="14pt" style:font-name-complex="Arial1" style:font-size-complex="14pt"/>
    </style:style>
    <style:style style:name="T20" style:family="text">
      <style:text-properties style:font-name="Arial1" style:font-name-complex="Arial1"/>
    </style:style>
    <style:style style:name="T21" style:family="text">
      <style:text-properties style:font-name="Arial1" style:font-name-asian="Arial1" style:font-name-complex="Arial1"/>
    </style:style>
    <style:style style:name="T22" style:family="text">
      <style:text-properties style:font-size-complex="10pt"/>
    </style:style>
    <style:style style:name="T23" style:family="text">
      <style:text-properties style:font-name-asian="Arial"/>
    </style:style>
    <style:style style:name="T24" style:family="text">
      <style:text-properties style:font-name-asian="Arial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name-asian="Arial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-asian="Arial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name-asian="Arial" style:font-weight-asian="bold" style:font-weight-complex="bold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fo:font-size="12pt" style:font-name-asian="Arial" style:font-size-asian="12pt" style:font-size-complex="12pt"/>
    </style:style>
    <style:style style:name="T33" style:family="text">
      <style:text-properties style:use-window-font-color="true" style:font-name="Arial1" fo:font-size="12pt" style:font-size-asian="12pt" style:font-name-complex="Arial1" style:font-size-complex="12pt"/>
    </style:style>
    <style:style style:name="T34" style:family="text"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T35" style:family="text"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6" style:family="text">
      <style:text-properties style:use-window-font-color="true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T38" style:family="text"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/>
      <text:p text:style-name="P5"/>
      <text:p text:style-name="P9">Projektauftrag</text:p>
      <text:p text:style-name="P24"/>
      <text:p text:style-name="Dokumenttitel">Mashup-Plattform</text:p>
      <text:p text:style-name="P6"/>
      <text:p text:style-name="Standard"><text:span text:style-name="T3">Version</text:span><text:span text:style-name="T4"> 1.1</text:span><text:span text:style-name="T3"><text:line-break/><text:line-break/></text:span></text:p>
      <text:p text:style-name="Standard"/>
      <text:p text:style-name="P7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"><text:span text:style-name="T27">Projekttitel<text:line-break/></text:span><text:span text:style-name="T29">Mashup-Plattform</text:span></text:p>
          </table:table-cell>
          <table:table-cell table:style-name="Tabelle1.A1" office:value-type="string">
            <text:p text:style-name="P4">Projektbeginn<text:line-break/><text:span text:style-name="T29">19.08.2011</text:span></text:p>
          </table:table-cell>
          <table:table-cell table:style-name="Tabelle1.C1" office:value-type="string">
            <text:p text:style-name="P4">Projektende<text:line-break/><text:span text:style-name="T29">07.01.2012</text:span></text:p>
          </table:table-cell>
        </table:table-row>
        <table:table-row table:style-name="Tabelle1.1">
          <table:table-cell table:style-name="Tabelle1.A2" table:number-columns-spanned="3" office:value-type="string">
            <text:p text:style-name="P4"><text:span text:style-name="T27">Projektteam<text:line-break/></text:span><text:span text:style-name="T29">Alexander</text:span><text:span text:style-name="T30"> </text:span><text:span text:style-name="T29">Matt,</text:span><text:span text:style-name="T30"> Jo</text:span><text:span text:style-name="T6">ë</text:span><text:span text:style-name="T30">l </text:span><text:span text:style-name="T29">Poyet,</text:span><text:span text:style-name="T30"> </text:span><text:span text:style-name="T29">Jan</text:span><text:span text:style-name="T30"> </text:span><text:span text:style-name="T29">Wild,</text:span><text:span text:style-name="T30"> </text:span><text:span text:style-name="T29">Malte</text:span><text:span text:style-name="T30"> </text:span><text:span text:style-name="T29">Wintner</text:span></text:p>
          </table:table-cell>
          <table:covered-table-cell/>
          <table:covered-table-cell/>
        </table:table-row>
      </table:table>
      <text:p text:style-name="Standard"/>
      <text:p text:style-name="Überschrift_20_1_20_ohne"><text:bookmark text:name="__RefHeading__1_1510402997"/><text:soft-page-break/><text:span text:style-name="T13">D</text:span><text:span text:style-name="T13">okumentversionen</text:span><text:bookmark-end text:name="__RefHeading__1_1510402997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3">Version</text:p>
          </table:table-cell>
          <table:table-cell table:style-name="Tabelle2.A1" office:value-type="string">
            <text:p text:style-name="P23">Datum</text:p>
          </table:table-cell>
          <table:table-cell table:style-name="Tabelle2.A1" office:value-type="string">
            <text:p text:style-name="P23">Autor</text:p>
          </table:table-cell>
          <table:table-cell table:style-name="Tabelle2.D1" office:value-type="string">
            <text:p text:style-name="P22"><text:span text:style-name="T7">Änderungsgrund</text:span><text:span text:style-name="T8"> </text:span><text:span text:style-name="T7">/</text:span><text:span text:style-name="T8"> </text:span><text:span text:style-name="T7">Bemerkungen</text:span></text:p>
          </table:table-cell>
        </table:table-row>
        <table:table-row table:style-name="Tabelle2.1">
          <table:table-cell table:style-name="Tabelle2.A2" office:value-type="string">
            <text:p text:style-name="P16">1.0</text:p>
          </table:table-cell>
          <table:table-cell table:style-name="Tabelle2.B2" office:value-type="string">
            <text:p text:style-name="P16">02.09.2011</text:p>
          </table:table-cell>
          <table:table-cell table:style-name="Tabelle2.C2" office:value-type="string">
            <text:p text:style-name="P16">Joël</text:p>
          </table:table-cell>
          <table:table-cell table:style-name="Tabelle2.D2" office:value-type="string">
            <text:p text:style-name="P16">Ersterstellung</text:p>
          </table:table-cell>
        </table:table-row>
        <table:table-row table:style-name="Tabelle2.1">
          <table:table-cell table:style-name="Tabelle2.A3" office:value-type="string">
            <text:p text:style-name="P16">1.1</text:p>
          </table:table-cell>
          <table:table-cell table:style-name="Tabelle2.B3" office:value-type="string">
            <text:p text:style-name="P16">09.09.2011</text:p>
          </table:table-cell>
          <table:table-cell table:style-name="Tabelle2.C3" office:value-type="string">
            <text:p text:style-name="P16">Malte</text:p>
          </table:table-cell>
          <table:table-cell table:style-name="Tabelle2.D3" office:value-type="string">
            <text:p text:style-name="P17"><text:span text:style-name="T8">Strukturierung und Ergänzungen gemäss </text:span><text:span text:style-name="T7">Vorgaben</text:span><text:span text:style-name="T8"> „</text:span><text:span text:style-name="T7">Arbeitsmappe</text:span><text:span text:style-name="T8"> für das Modul Projektarbeit“ (Kapitel </text:span><text:span text:style-name="T7">2.1)</text:span></text:p>
          </table:table-cell>
        </table:table-row>
      </table:table>
      <text:h text:style-name="P35" text:outline-level="1" text:is-list-header="true"/>
      <text:h text:style-name="Heading_20_1" text:outline-level="1"><text:bookmark text:name="__RefHeading__5_1510402997"/><text:span text:style-name="T14">F</text:span><text:span text:style-name="T14">ormale</text:span><text:span text:style-name="T15"> </text:span><text:span text:style-name="T14">Angaben</text:span><text:bookmark-end text:name="__RefHeading__5_1510402997"/></text:h>
      <text:h text:style-name="Heading_20_2" text:outline-level="2">Zweck<text:span text:style-name="T28"> </text:span>dieses<text:span text:style-name="T28"> </text:span>Dokuments</text:h>
      <text:p text:style-name="Standard">In<text:span text:style-name="T23"> </text:span>diesem<text:span text:style-name="T23"> </text:span>Dokument<text:span text:style-name="T23"> </text:span>werden<text:span text:style-name="T23"> </text:span>die<text:span text:style-name="T23"> </text:span>Projektziele,<text:span text:style-name="T23"> </text:span>Rahmenbedingungen<text:span text:style-name="T23"> </text:span>und<text:span text:style-name="T23"> </text:span>Anforderungen<text:span text:style-name="T23"> </text:span>beschrieben.</text:p>
      <text:h text:style-name="P38" text:outline-level="2">Ablage</text:h>
      <text:p text:style-name="P10"><text:span text:style-name="T7">Dieses</text:span><text:span text:style-name="T8"> </text:span><text:span text:style-name="T7">Dokument</text:span><text:span text:style-name="T8"> </text:span><text:span text:style-name="T7">befindet</text:span><text:span text:style-name="T8"> </text:span><text:span text:style-name="T7">sich</text:span><text:span text:style-name="T8"> </text:span><text:span text:style-name="T7">in</text:span><text:span text:style-name="T8"> </text:span><text:span text:style-name="T7">seiner</text:span><text:span text:style-name="T8"> </text:span><text:span text:style-name="T7">einzig</text:span><text:span text:style-name="T8"> </text:span><text:span text:style-name="T7">gültigen</text:span><text:span text:style-name="T8"> </text:span><text:span text:style-name="T7">Fassung</text:span><text:span text:style-name="T8"> </text:span><text:span text:style-name="T7">im</text:span><text:span text:style-name="T8"> teaminternen </text:span><text:span text:style-name="T7">Git-Repository.</text:span></text:p>
      <text:p text:style-name="Standard"><text:span text:style-name="T7">Die</text:span><text:span text:style-name="T8"> </text:span><text:span text:style-name="T7">Zugangsdaten</text:span><text:span text:style-name="T8"> </text:span><text:span text:style-name="T7">und</text:span><text:span text:style-name="T8"> </text:span><text:span text:style-name="T7">Instruktionen</text:span><text:span text:style-name="T8"> </text:span><text:span text:style-name="T7">zur</text:span><text:span text:style-name="T8"> </text:span><text:span text:style-name="T7">Nutzung</text:span><text:span text:style-name="T8"> </text:span><text:span text:style-name="T7">des</text:span><text:span text:style-name="T8"> </text:span><text:span text:style-name="T7">Git-Repository</text:span><text:span text:style-name="T8"> </text:span><text:span text:style-name="T7">haben</text:span><text:span text:style-name="T8"> </text:span><text:span text:style-name="T7">alle</text:span><text:span text:style-name="T8"> </text:span><text:span text:style-name="T7">Projektteilnehmer</text:span><text:span text:style-name="T8"> </text:span><text:span text:style-name="T7">per</text:span><text:span text:style-name="T8"> </text:span><text:span text:style-name="T7">Email</text:span><text:span text:style-name="T8"> </text:span><text:span text:style-name="T7">erhalten.</text:span></text:p>
      <text:h text:style-name="P35" text:outline-level="1">Ausgangslage</text:h>
      <text:p text:style-name="Standard"><text:span text:style-name="T7">Das</text:span><text:span text:style-name="T8"> </text:span><text:span text:style-name="T7">Internet</text:span><text:span text:style-name="T8"> </text:span><text:span text:style-name="T7">besteht</text:span><text:span text:style-name="T8"> </text:span><text:span text:style-name="T7">aus</text:span><text:span text:style-name="T8"> </text:span><text:span text:style-name="T7">einer</text:span><text:span text:style-name="T8"> riesigen </text:span><text:span text:style-name="T7">Flut</text:span><text:span text:style-name="T8"> </text:span><text:span text:style-name="T7">von</text:span><text:span text:style-name="T8"> uneinheitlich strukturierten </text:span><text:span text:style-name="T7">Informationen.</text:span><text:span text:style-name="T8"> </text:span><text:span text:style-name="T7">Diese</text:span><text:span text:style-name="T8"> </text:span><text:span text:style-name="T7">Heterogenität</text:span><text:span text:style-name="T8"> </text:span><text:span text:style-name="T7">verhindert</text:span><text:span text:style-name="T8"> </text:span><text:span text:style-name="T7">die</text:span><text:span text:style-name="T8"> </text:span><text:span text:style-name="T7">effiziente</text:span><text:span text:style-name="T8"> </text:span><text:span text:style-name="T7">Aufnahme</text:span><text:span text:style-name="T8"> </text:span><text:span text:style-name="T7">und</text:span><text:span text:style-name="T8"> </text:span><text:span text:style-name="T7">Verarbeitung</text:span><text:span text:style-name="T8"> der Daten </text:span><text:span text:style-name="T7">durch</text:span><text:span text:style-name="T8"> </text:span><text:span text:style-name="T7">Mensch</text:span><text:span text:style-name="T8"> </text:span><text:span text:style-name="T7">und</text:span><text:span text:style-name="T8"> </text:span><text:span text:style-name="T7">Maschine.<text:line-break/>Die</text:span><text:span text:style-name="T8"> </text:span><text:span text:style-name="T7">Grundidee</text:span><text:span text:style-name="T8"> </text:span><text:span text:style-name="T7">dieser</text:span><text:span text:style-name="T8"> </text:span><text:span text:style-name="T7">Projektarbeit</text:span><text:span text:style-name="T8"> </text:span><text:span text:style-name="T7">ist</text:span><text:span text:style-name="T8"> </text:span><text:span text:style-name="T7">die</text:span><text:span text:style-name="T8"> </text:span><text:span text:style-name="T7">Verknüpfung</text:span><text:span text:style-name="T8"> </text:span><text:span text:style-name="T7">und</text:span><text:span text:style-name="T8"> </text:span><text:span text:style-name="T7">Strukturierung</text:span><text:span text:style-name="T8"> </text:span><text:span text:style-name="T7">unterschiedlicher</text:span><text:span text:style-name="T8"> </text:span><text:span text:style-name="T7">Datenquellen,</text:span><text:span text:style-name="T8"> </text:span><text:span text:style-name="T7">um</text:span><text:span text:style-name="T8"> </text:span><text:span text:style-name="T7">sie</text:span><text:span text:style-name="T8"> </text:span><text:span text:style-name="T7">in</text:span><text:span text:style-name="T8"> </text:span><text:span text:style-name="T8">standardisierter </text:span><text:span text:style-name="T7">Form</text:span><text:span text:style-name="T8"> </text:span><text:span text:style-name="T7">den</text:span><text:span text:style-name="T8"> </text:span><text:span text:style-name="T7">Anwendern</text:span><text:span text:style-name="T8"> </text:span><text:span text:style-name="T7">zur</text:span><text:span text:style-name="T8"> </text:span><text:span text:style-name="T7">Verfügung</text:span><text:span text:style-name="T8"> </text:span><text:span text:style-name="T7">zu</text:span><text:span text:style-name="T8"> </text:span><text:span text:style-name="T7">stellen.<text:line-break/>Sogenannte</text:span><text:span text:style-name="T8"> </text:span><text:span text:style-name="T7">Web</text:span><text:span text:style-name="T9">-</text:span><text:span text:style-name="T7">Mashups</text:span><text:span text:style-name="T8"> </text:span><text:span text:style-name="T7">verfolgen</text:span><text:span text:style-name="T8"> </text:span><text:span text:style-name="T7">dieses</text:span><text:span text:style-name="T8"> </text:span><text:span text:style-name="T7">Ziel.</text:span></text:p>
      <text:p text:style-name="P11"><text:span text:style-name="T10">Die</text:span><text:span text:style-name="T11"> </text:span><text:span text:style-name="T12">Vorteile</text:span><text:span text:style-name="T11"> </text:span><text:span text:style-name="T12">für</text:span><text:span text:style-name="T11"> </text:span><text:span text:style-name="T12">die</text:span><text:span text:style-name="T11"> </text:span><text:span text:style-name="T12">Anwender</text:span><text:span text:style-name="T11"> </text:span><text:span text:style-name="T12">sind</text:span><text:span text:style-name="T11"> </text:span><text:span text:style-name="T12">unter</text:span><text:span text:style-name="T11"> </text:span><text:span text:style-name="T12">anderem:</text:span></text:p>
      <text:list xml:id="list26283182" text:style-name="WW8Num3">
        <text:list-item>
          <text:p text:style-name="P31"><text:span text:style-name="T12">bessere</text:span><text:span text:style-name="T11"> </text:span><text:span text:style-name="T12">Übersicht</text:span><text:span text:style-name="T11"> </text:span><text:span text:style-name="T12">von</text:span><text:span text:style-name="T11"> </text:span><text:span text:style-name="T12">Informationen</text:span></text:p>
        </text:list-item>
        <text:list-item>
          <text:p text:style-name="P31"><text:span text:style-name="T12">Informationsgewinn</text:span><text:span text:style-name="T11"> </text:span><text:span text:style-name="T12">durch</text:span><text:span text:style-name="T11"> </text:span><text:span text:style-name="T12">logische</text:span><text:span text:style-name="T11"> </text:span><text:span text:style-name="T12">Verknüpfungen</text:span></text:p>
        </text:list-item>
        <text:list-item>
          <text:p text:style-name="P31"><text:span text:style-name="T12">Individualisierung</text:span><text:span text:style-name="T11"> </text:span><text:span text:style-name="T12">von</text:span><text:span text:style-name="T11"> </text:span><text:span text:style-name="T12">Informationen</text:span></text:p>
        </text:list-item>
      </text:list>
      <text:p text:style-name="P12"/>
      <text:p text:style-name="Standard"><text:span text:style-name="T7">Web</text:span><text:span text:style-name="T9">-</text:span><text:span text:style-name="T7">Mashups</text:span><text:span text:style-name="T8"> </text:span><text:span text:style-name="T7">sind</text:span><text:span text:style-name="T8"> </text:span><text:span text:style-name="T7">im</text:span><text:span text:style-name="T8"> </text:span><text:span text:style-name="T7">Allgemeinen</text:span><text:span text:style-name="T8"> </text:span><text:span text:style-name="T7">noch</text:span><text:span text:style-name="T8"> </text:span><text:span text:style-name="T7">relativ</text:span><text:span text:style-name="T8"> </text:span><text:span text:style-name="T7">unbekannt</text:span><text:span text:style-name="T8"> </text:span><text:span text:style-name="T7">und</text:span><text:span text:style-name="T8"> </text:span><text:span text:style-name="T7">gewinnen</text:span><text:span text:style-name="T8"> </text:span><text:span text:style-name="T7">langsam</text:span><text:span text:style-name="T8"> </text:span><text:span text:style-name="T7">an</text:span><text:span text:style-name="T8"> </text:span><text:span text:style-name="T7">Bedeutung.</text:span><text:span text:style-name="T8"> </text:span><text:span text:style-name="T7">Plattformen</text:span><text:span text:style-name="T8"> </text:span><text:span text:style-name="T7">für</text:span><text:span text:style-name="T8"> </text:span><text:span text:style-name="T7">die</text:span><text:span text:style-name="T8"> </text:span><text:span text:style-name="T7">Erstellung</text:span><text:span text:style-name="T8"> </text:span><text:span text:style-name="T7">und</text:span><text:span text:style-name="T8"> </text:span><text:span text:style-name="T7">Nutzung</text:span><text:span text:style-name="T8"> </text:span><text:span text:style-name="T7">von</text:span><text:span text:style-name="T8"> </text:span><text:span text:style-name="T7">Web</text:span><text:span text:style-name="T9">-</text:span><text:span text:style-name="T7">Mashups</text:span><text:span text:style-name="T8"> </text:span><text:span text:style-name="T7">gibt</text:span><text:span text:style-name="T8"> </text:span><text:span text:style-name="T7">es</text:span><text:span text:style-name="T8"> </text:span><text:span text:style-name="T7">bis</text:span><text:span text:style-name="T8"> </text:span><text:span text:style-name="T7">jetzt</text:span><text:span text:style-name="T8"> </text:span><text:span text:style-name="T7">nur</text:span><text:span text:style-name="T8"> </text:span><text:span text:style-name="T7">wenige</text:span><text:span text:style-name="T8"> </text:span><text:span text:style-name="T7">und</text:span><text:span text:style-name="T8"> </text:span><text:span text:style-name="T7">sind</text:span><text:span text:style-name="T8"> </text:span><text:span text:style-name="T7">in</text:span><text:span text:style-name="T8"> </text:span><text:span text:style-name="T7">erster</text:span><text:span text:style-name="T8"> </text:span><text:span text:style-name="T7">Linie</text:span><text:span text:style-name="T8"> </text:span><text:span text:style-name="T7">für</text:span><text:span text:style-name="T8"> die Bereitstellung von unternehmensinternen Informationen (z.B. in Form von „Dashboards“) konzipiert worden.</text:span></text:p>
      <text:h text:style-name="P35" text:outline-level="1">Projektziele</text:h>
      <text:h text:style-name="P39" text:outline-level="2">Funktionsziele</text:h>
      <text:h text:style-name="P41" text:outline-level="3">Gesamtziel</text:h>
      <text:p text:style-name="Standard"><text:span text:style-name="T16">Das</text:span><text:span text:style-name="T17"> </text:span><text:span text:style-name="T16">Ziel</text:span><text:span text:style-name="T17"> </text:span><text:span text:style-name="T16">dieser</text:span><text:span text:style-name="T17"> </text:span><text:span text:style-name="T16">Projektarbeit</text:span><text:span text:style-name="T17"> </text:span><text:span text:style-name="T16">ist</text:span><text:span text:style-name="T17"> </text:span><text:span text:style-name="T16">die</text:span><text:span text:style-name="T17"> </text:span><text:span text:style-name="T16">Entwicklung</text:span><text:span text:style-name="T17"> </text:span><text:span text:style-name="T16">einer</text:span><text:span text:style-name="T17"> </text:span><text:span text:style-name="T16">Mashup-Plattform,</text:span><text:span text:style-name="T17"> </text:span><text:span text:style-name="T16">welche</text:span><text:span text:style-name="T17"> </text:span><text:span text:style-name="T16">den</text:span><text:span text:style-name="T17"> </text:span><text:span text:style-name="T16">Anwendern</text:span><text:span text:style-name="T17"> </text:span><text:span text:style-name="T16">das</text:span><text:span text:style-name="T17"> </text:span><text:span text:style-name="T16">Betrachten,</text:span><text:span text:style-name="T17"> </text:span><text:span text:style-name="T16">Erstellen</text:span><text:span text:style-name="T17"> </text:span><text:span text:style-name="T16">und</text:span><text:span text:style-name="T17"> </text:span><text:span text:style-name="T16">Ausführen</text:span><text:span text:style-name="T17"> </text:span><text:span text:style-name="T16">von</text:span><text:span text:style-name="T17"> </text:span><text:span text:style-name="T16">(Web-)Mashups</text:span><text:span text:style-name="T17"> </text:span><text:span text:style-name="T16">ermöglicht.</text:span></text:p>
      <text:h text:style-name="P41" text:outline-level="3"><text:soft-page-break/>Detailziel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3">Zielart</text:p>
          </table:table-cell>
          <table:table-cell table:style-name="Tabelle3.B1" office:value-type="string">
            <text:p text:style-name="P23">Ziel</text:p>
          </table:table-cell>
        </table:table-row>
        <table:table-row table:style-name="Tabelle3.1">
          <table:table-cell table:style-name="Tabelle3.A4" table:number-rows-spanned="3" office:value-type="string">
            <text:p text:style-name="P16">MUSS-Ziele</text:p>
          </table:table-cell>
          <table:table-cell table:style-name="Tabelle3.B2" office:value-type="string">
            <text:p text:style-name="P17"><text:span text:style-name="T7">Die</text:span><text:span text:style-name="T8"> </text:span><text:span text:style-name="T7">Mashup-Plattform</text:span><text:span text:style-name="T8"> stellt die notwendigen Funktionen und Mechanismen für das Definieren, Hinzufügen und Ausführen eigener Mashups bereit.</text:span></text:p>
          </table:table-cell>
        </table:table-row>
        <table:table-row table:style-name="Tabelle3.1">
          <table:covered-table-cell/>
          <table:table-cell table:style-name="Tabelle3.B3" office:value-type="string">
            <text:p text:style-name="P17"><text:span text:style-name="T25">Mashups</text:span><text:span text:style-name="T26"> </text:span><text:span text:style-name="T25">müss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für</text:span><text:span text:style-name="T26"> neue </text:span><text:span text:style-name="T25">Mashups</text:span><text:span text:style-name="T26"> nutzbar sein</text:span><text:span text:style-name="T25">.</text:span></text:p>
          </table:table-cell>
        </table:table-row>
        <table:table-row table:style-name="Tabelle3.1">
          <table:covered-table-cell/>
          <table:table-cell table:style-name="Tabelle3.B4" office:value-type="string">
            <text:p text:style-name="P17"><text:span text:style-name="T25">Die</text:span><text:span text:style-name="T26"> </text:span><text:span text:style-name="T25">Mashup-Plattform</text:span><text:span text:style-name="T26"> </text:span><text:span text:style-name="T25">steuert</text:span><text:span text:style-name="T26"> </text:span><text:span text:style-name="T25">und</text:span><text:span text:style-name="T26"> </text:span><text:span text:style-name="T25">kontrolliert</text:span><text:span text:style-name="T26"> </text:span><text:span text:style-name="T25">den</text:span><text:span text:style-name="T26"> </text:span><text:span text:style-name="T25">Zugriff</text:span><text:span text:style-name="T26"> </text:span><text:span text:style-name="T25">auf</text:span><text:span text:style-name="T26"> </text:span><text:span text:style-name="T25">das</text:span><text:span text:style-name="T26"> </text:span><text:span text:style-name="T25">Internet</text:span><text:span text:style-name="T26"> </text:span><text:span text:style-name="T25">in</text:span><text:span text:style-name="T26"> </text:span><text:span text:style-name="T25">Bezug</text:span><text:span text:style-name="T26"> </text:span><text:span text:style-name="T25">auf</text:span><text:span text:style-name="T26"> </text:span><text:span text:style-name="T25">das</text:span><text:span text:style-name="T26"> </text:span><text:span text:style-name="T25">Datenvolumen,</text:span><text:span text:style-name="T26"> </text:span><text:span text:style-name="T25">die</text:span><text:span text:style-name="T26"> </text:span><text:span text:style-name="T25">Anzahl</text:span><text:span text:style-name="T26"> </text:span><text:span text:style-name="T25">Requests</text:span><text:span text:style-name="T26"> </text:span><text:span text:style-name="T25">und</text:span><text:span text:style-name="T26"> </text:span><text:span text:style-name="T25">die</text:span><text:span text:style-name="T26"> </text:span><text:span text:style-name="T25">erlaubten</text:span><text:span text:style-name="T26"> </text:span><text:span text:style-name="T25">Datenquellen.</text:span></text:p>
          </table:table-cell>
        </table:table-row>
        <table:table-row table:style-name="Tabelle3.1">
          <table:table-cell table:style-name="Tabelle3.A7" table:number-rows-spanned="3" office:value-type="string">
            <text:p text:style-name="P16">KANN-Ziele</text:p>
          </table:table-cell>
          <table:table-cell table:style-name="Tabelle3.B5" office:value-type="string">
            <text:p text:style-name="P17"><text:span text:style-name="T25">Auf</text:span><text:span text:style-name="T26"> </text:span><text:span text:style-name="T25">dem</text:span><text:span text:style-name="T26"> </text:span><text:span text:style-name="T25">Server</text:span><text:span text:style-name="T26"> </text:span><text:span text:style-name="T25">abgelegte</text:span><text:span text:style-name="T26"> </text:span><text:span text:style-name="T25">Dokumente</text:span><text:span text:style-name="T26"> </text:span><text:span text:style-name="T25">könn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genutzt</text:span><text:span text:style-name="T26"> </text:span><text:span text:style-name="T25">werden.</text:span></text:p>
          </table:table-cell>
        </table:table-row>
        <table:table-row table:style-name="Tabelle3.1">
          <table:covered-table-cell/>
          <table:table-cell table:style-name="Tabelle3.B6" office:value-type="string">
            <text:p text:style-name="P15"><text:span text:style-name="T10">Besucher</text:span><text:span text:style-name="T11"> </text:span><text:span text:style-name="T12">können</text:span><text:span text:style-name="T11"> </text:span><text:span text:style-name="T12">mit</text:span><text:span text:style-name="T11"> </text:span><text:span text:style-name="T12">Hilfe</text:span><text:span text:style-name="T11"> </text:span><text:span text:style-name="T12">eines</text:span><text:span text:style-name="T11"> </text:span><text:span text:style-name="T12">gängigen</text:span><text:span text:style-name="T11"> </text:span><text:span text:style-name="T12">Webbrowsers</text:span><text:span text:style-name="T11"> </text:span><text:span text:style-name="T12">auf</text:span><text:span text:style-name="T11"> </text:span><text:span text:style-name="T12">die</text:span><text:span text:style-name="T11"> </text:span><text:span text:style-name="T12">Ergebnisse</text:span><text:span text:style-name="T11"> </text:span><text:span text:style-name="T12">der</text:span><text:span text:style-name="T11"> </text:span><text:span text:style-name="T12">Mashups</text:span><text:span text:style-name="T11"> </text:span><text:span text:style-name="T12">zugreifen.</text:span></text:p>
          </table:table-cell>
        </table:table-row>
        <table:table-row table:style-name="Tabelle3.1">
          <table:covered-table-cell/>
          <table:table-cell table:style-name="Tabelle3.B7" office:value-type="string">
            <text:p text:style-name="P2"><text:span text:style-name="T33">Ein</text:span><text:span text:style-name="T34"> </text:span><text:span text:style-name="T33">automatischer</text:span><text:span text:style-name="T34"> </text:span><text:span text:style-name="T33">Email-Versandmechanismus</text:span><text:span text:style-name="T34"> kann </text:span><text:span text:style-name="T33">zur</text:span><text:span text:style-name="T34"> </text:span><text:span text:style-name="T33">Benachrichtigung</text:span><text:span text:style-name="T34"> </text:span><text:span text:style-name="T33">neuer</text:span><text:span text:style-name="T34"> </text:span><text:span text:style-name="T33">Mashup-Inhalte</text:span><text:span text:style-name="T34"> </text:span><text:span text:style-name="T33">eingesetzt</text:span><text:span text:style-name="T34"> </text:span><text:span text:style-name="T33">werden.</text:span></text:p>
          </table:table-cell>
        </table:table-row>
        <table:table-row table:style-name="Tabelle3.1">
          <table:table-cell table:style-name="Tabelle3.A9" table:number-rows-spanned="2" office:value-type="string">
            <text:p text:style-name="P16">NICHT-Ziele</text:p>
          </table:table-cell>
          <table:table-cell table:style-name="Tabelle3.B8" office:value-type="string">
            <text:p text:style-name="P17"><text:span text:style-name="T25">Ein</text:span><text:span text:style-name="T26"> </text:span><text:span text:style-name="T25">GUI</text:span><text:span text:style-name="T26"> </text:span><text:span text:style-name="T25">für</text:span><text:span text:style-name="T26"> </text:span><text:span text:style-name="T25">das</text:span><text:span text:style-name="T26"> </text:span><text:span text:style-name="T25">Definieren</text:span><text:span text:style-name="T26"> </text:span><text:span text:style-name="T25">von</text:span><text:span text:style-name="T26"> </text:span><text:span text:style-name="T25">Mashups</text:span><text:span text:style-name="T26"> </text:span><text:span text:style-name="T25">ist</text:span><text:span text:style-name="T26"> </text:span><text:span text:style-name="T25">aus</text:span><text:span text:style-name="T26"> </text:span><text:span text:style-name="T25">zeitlichen</text:span><text:span text:style-name="T26"> </text:span><text:span text:style-name="T25">Gründen</text:span><text:span text:style-name="T26"> </text:span><text:span text:style-name="T25">nicht</text:span><text:span text:style-name="T26"> </text:span><text:span text:style-name="T25">zu</text:span><text:span text:style-name="T26"> </text:span><text:span text:style-name="T25">entwickeln.</text:span></text:p>
          </table:table-cell>
        </table:table-row>
        <table:table-row table:style-name="Tabelle3.1">
          <table:covered-table-cell/>
          <table:table-cell table:style-name="Tabelle3.B9" office:value-type="string">
            <text:p text:style-name="P17"><text:span text:style-name="T25">Das</text:span><text:span text:style-name="T26"> </text:span><text:span text:style-name="T25">Endprodukt</text:span><text:span text:style-name="T26"> </text:span><text:span text:style-name="T25">dieser</text:span><text:span text:style-name="T26"> </text:span><text:span text:style-name="T25">Projektarbeit</text:span><text:span text:style-name="T26"> </text:span><text:span text:style-name="T25">ist</text:span><text:span text:style-name="T26"> </text:span><text:span text:style-name="T25">keine</text:span><text:span text:style-name="T26"> </text:span><text:span text:style-name="T25">für</text:span><text:span text:style-name="T26"> </text:span><text:span text:style-name="T25">den</text:span><text:span text:style-name="T26"> </text:span><text:span text:style-name="T25">produktiven</text:span><text:span text:style-name="T26"> </text:span><text:span text:style-name="T25">Einsatz</text:span><text:span text:style-name="T26"> </text:span><text:span text:style-name="T25">ausgereifte</text:span><text:span text:style-name="T26"> </text:span><text:span text:style-name="T25">Lösung.</text:span><text:span text:style-name="T26"> </text:span><text:span text:style-name="T25">Es</text:span><text:span text:style-name="T26"> </text:span><text:span text:style-name="T25">dient</text:span><text:span text:style-name="T26"> viel </text:span><text:span text:style-name="T25">mehr</text:span><text:span text:style-name="T26"> </text:span><text:span text:style-name="T25">als</text:span><text:span text:style-name="T26"> Experimentier</text:span><text:span text:style-name="T25">system,</text:span><text:span text:style-name="T26"> </text:span><text:span text:style-name="T25">um</text:span><text:span text:style-name="T26"> </text:span><text:span text:style-name="T25">die</text:span><text:span text:style-name="T26"> </text:span><text:span text:style-name="T25">technischen</text:span><text:span text:style-name="T26"> </text:span><text:span text:style-name="T25">Möglichkeiten</text:span><text:span text:style-name="T26"> und Einschränkungen der </text:span><text:span text:style-name="T25">Mashup-Entwicklung</text:span><text:span text:style-name="T26"> </text:span><text:span text:style-name="T25">aufzuzeigen.</text:span></text:p>
          </table:table-cell>
        </table:table-row>
      </table:table>
      <text:h text:style-name="P42" text:outline-level="3">Messbarkeit</text:h>
      <text:p text:style-name="Standard"><text:span text:style-name="T7">Die</text:span><text:span text:style-name="T8"> </text:span><text:span text:style-name="T7">Mashup-Plattform</text:span><text:span text:style-name="T8"> </text:span><text:span text:style-name="T7">sollte</text:span><text:span text:style-name="T8"> </text:span><text:span text:style-name="T7">mindestens</text:span><text:span text:style-name="T8"> einen </text:span><text:span text:style-name="T7">vorgefertigten</text:span><text:span text:style-name="T8"> </text:span><text:span text:style-name="T7">Beispiel-Mashup</text:span><text:span text:style-name="T8"> </text:span><text:span text:style-name="T7">enthalten,</text:span><text:span text:style-name="T8"> welche die </text:span><text:span text:style-name="T7">Funktionalität</text:span><text:span text:style-name="T8"> </text:span><text:span text:style-name="T7">der</text:span><text:span text:style-name="T8"> </text:span><text:span text:style-name="T7">Plattform</text:span><text:span text:style-name="T8"> demonstriert</text:span><text:span text:style-name="T7">.<text:line-break/>Anhand</text:span><text:span text:style-name="T8"> </text:span><text:span text:style-name="T7">dieses</text:span><text:span text:style-name="T8"> </text:span><text:span text:style-name="T7">Beispiel-Mashups</text:span><text:span text:style-name="T8"> </text:span><text:span text:style-name="T7">kann</text:span><text:span text:style-name="T8"> </text:span><text:span text:style-name="T7">der</text:span><text:span text:style-name="T8"> </text:span><text:span text:style-name="T7">Grad</text:span><text:span text:style-name="T8"> </text:span><text:span text:style-name="T7">der</text:span><text:span text:style-name="T8"> </text:span><text:span text:style-name="T7">Zielerreichung</text:span><text:span text:style-name="T8"> </text:span><text:span text:style-name="T7">bewertet</text:span><text:span text:style-name="T8"> </text:span><text:span text:style-name="T7">werden.</text:span></text:p>
      <text:h text:style-name="Heading_20_2" text:outline-level="2">Finanzziele</text:h>
      <text:h text:style-name="Heading_20_3" text:outline-level="3">Gesamtziel</text:h>
      <text:p text:style-name="Standard">Das<text:span text:style-name="T23"> </text:span>Endprodukt<text:span text:style-name="T23"> wird </text:span>als<text:span text:style-name="T23"> </text:span>quelloffene<text:span text:style-name="T23"> </text:span>Software<text:span text:style-name="T23"> </text:span>unter<text:span text:style-name="T23"> </text:span>der<text:span text:style-name="T23"> </text:span>GNU<text:span text:style-name="T23"> General Public License (GPL Version 3) </text:span>veröffentlicht.<text:span text:style-name="T23"> Das Projekt ist somit nicht primär gewinnorientiert.</text:span></text:p>
      <text:h text:style-name="P43" text:outline-level="3">Detailziele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3">Zielart</text:p>
          </table:table-cell>
          <table:table-cell table:style-name="Tabelle4.B1" office:value-type="string">
            <text:p text:style-name="P23">Ziel</text:p>
          </table:table-cell>
        </table:table-row>
        <table:table-row table:style-name="Tabelle4.1">
          <table:table-cell table:style-name="Tabelle4.A2" office:value-type="string">
            <text:p text:style-name="P16">MUSS-Ziele</text:p>
          </table:table-cell>
          <table:table-cell table:style-name="Tabelle4.B2" office:value-type="string">
            <text:p text:style-name="P17"><text:span text:style-name="T7">Entwicklung</text:span><text:span text:style-name="T8"> und </text:span><text:span text:style-name="T7">Verbreitung</text:span><text:span text:style-name="T8"> </text:span><text:span text:style-name="T7">des</text:span><text:span text:style-name="T8"> P</text:span><text:span text:style-name="T7">roduktes</text:span><text:span text:style-name="T8"> dürfen keine Lizenzkosten generieren</text:span><text:span text:style-name="T7">.</text:span></text:p>
          </table:table-cell>
        </table:table-row>
      </table:table>
      <text:h text:style-name="P40" text:outline-level="2">Personalziele</text:h>
      <text:h text:style-name="P43" text:outline-level="3">Gesamtziel</text:h>
      <text:p text:style-name="P8">Das Projektteam soll ein vertieftes Verständnis im Bereich Projektmanagement, Software Engineering und Objektorientiertes Programmieren erhalten.<text:line-break/>Der erfolgreiche Abschluss soll dem Team Vertrauen in seine Fähigkeiten bringen.</text:p>
      <text:h text:style-name="P43" text:outline-level="3"><text:soft-page-break/>Detailziel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3">Zielart</text:p>
          </table:table-cell>
          <table:table-cell table:style-name="Tabelle5.B1" office:value-type="string">
            <text:p text:style-name="P23">Ziel</text:p>
          </table:table-cell>
        </table:table-row>
        <table:table-row table:style-name="Tabelle5.1">
          <table:table-cell table:style-name="Tabelle5.A4" table:number-rows-spanned="3" office:value-type="string">
            <text:p text:style-name="P16">MUSS-Ziele</text:p>
          </table:table-cell>
          <table:table-cell table:style-name="Tabelle5.B2" office:value-type="string">
            <text:p text:style-name="P17"><text:span text:style-name="T33">Jedes</text:span><text:span text:style-name="T34"> </text:span><text:span text:style-name="T33">Teammitglied</text:span><text:span text:style-name="T34"> </text:span><text:span text:style-name="T33">hat</text:span><text:span text:style-name="T34"> </text:span><text:span text:style-name="T33">detaillierte</text:span><text:span text:style-name="T34"> </text:span><text:span text:style-name="T33">Kenntnisse</text:span><text:span text:style-name="T34"> </text:span><text:span text:style-name="T33">über</text:span><text:span text:style-name="T34"> </text:span><text:span text:style-name="T33">den</text:span><text:span text:style-name="T34"> </text:span><text:span text:style-name="T33">Projektverlauf.</text:span></text:p>
          </table:table-cell>
        </table:table-row>
        <table:table-row table:style-name="Tabelle5.1">
          <table:covered-table-cell/>
          <table:table-cell table:style-name="Tabelle5.B3" office:value-type="string">
            <text:p text:style-name="P17"><text:span text:style-name="T31">Jedes</text:span><text:span text:style-name="T32"> </text:span><text:span text:style-name="T31">Teammitglied</text:span><text:span text:style-name="T32"> </text:span><text:span text:style-name="T31">ist</text:span><text:span text:style-name="T32"> </text:span><text:span text:style-name="T31">in</text:span><text:span text:style-name="T32"> </text:span><text:span text:style-name="T31">der</text:span><text:span text:style-name="T32"> </text:span><text:span text:style-name="T31">Lage,</text:span><text:span text:style-name="T32"> </text:span><text:span text:style-name="T31">die</text:span><text:span text:style-name="T32"> </text:span><text:span text:style-name="T31">an</text:span><text:span text:style-name="T32"> </text:span><text:span text:style-name="T31">der</text:span><text:span text:style-name="T32"> </text:span><text:span text:style-name="T31">Schlussprüfung</text:span><text:span text:style-name="T32"> </text:span><text:span text:style-name="T31">gestellten</text:span><text:span text:style-name="T32"> </text:span><text:span text:style-name="T31">Fragen</text:span><text:span text:style-name="T32"> </text:span><text:span text:style-name="T31">fachkundig</text:span><text:span text:style-name="T32"> </text:span><text:span text:style-name="T31">zu</text:span><text:span text:style-name="T32"> </text:span><text:span text:style-name="T31">beantworten.</text:span></text:p>
          </table:table-cell>
        </table:table-row>
        <table:table-row table:style-name="Tabelle5.1">
          <table:covered-table-cell/>
          <table:table-cell table:style-name="Tabelle5.B4" office:value-type="string">
            <text:p text:style-name="P17"><text:span text:style-name="T31">Alle</text:span><text:span text:style-name="T32"> </text:span><text:span text:style-name="T31">Projektaufgaben</text:span><text:span text:style-name="T32"> </text:span><text:span text:style-name="T31">werden</text:span><text:span text:style-name="T32"> </text:span><text:span text:style-name="T31">termingerecht</text:span><text:span text:style-name="T32"> </text:span><text:span text:style-name="T31">und</text:span><text:span text:style-name="T32"> </text:span><text:span text:style-name="T31">in</text:span><text:span text:style-name="T32"> </text:span><text:span text:style-name="T31">der</text:span><text:span text:style-name="T32"> </text:span><text:span text:style-name="T31">geforderten</text:span><text:span text:style-name="T32"> </text:span><text:span text:style-name="T31">Qualität</text:span><text:span text:style-name="T32"> </text:span><text:span text:style-name="T31">erfüllt.</text:span></text:p>
          </table:table-cell>
        </table:table-row>
      </table:table>
      <text:h text:style-name="P36" text:outline-level="1">Rahmenbedingungen</text:h>
      <text:h text:style-name="Heading_20_2" text:outline-level="2"><text:span text:style-name="T18">Technische</text:span><text:span text:style-name="T19"> </text:span><text:span text:style-name="T18">Restriktionen</text:span></text:h>
      <text:list xml:id="list26290727" text:style-name="WW8Num4">
        <text:list-item>
          <text:p text:style-name="P25"><text:span text:style-name="T7">Als</text:span><text:span text:style-name="T8"> </text:span><text:span text:style-name="T7">Programmiersprache</text:span><text:span text:style-name="T8"> </text:span><text:span text:style-name="T7">wird</text:span><text:span text:style-name="T8"> </text:span><text:span text:style-name="T7">hauptsächlich</text:span><text:span text:style-name="T8"> </text:span><text:span text:style-name="T7">Java</text:span><text:span text:style-name="T8"> </text:span><text:span text:style-name="T7">eingesetzt.</text:span></text:p>
        </text:list-item>
        <text:list-item>
          <text:p text:style-name="P25"><text:span text:style-name="T7">Eingesetzte</text:span><text:span text:style-name="T8"> </text:span><text:span text:style-name="T7">Fremdbibliotheken</text:span><text:span text:style-name="T8"> </text:span><text:span text:style-name="T7">müssen</text:span><text:span text:style-name="T8"> </text:span><text:span text:style-name="T7">quelloffen</text:span><text:span text:style-name="T8"> </text:span><text:span text:style-name="T7">sein.</text:span></text:p>
        </text:list-item>
        <text:list-item>
          <text:p text:style-name="P25"><text:span text:style-name="T7">Die</text:span><text:span text:style-name="T8"> </text:span><text:span text:style-name="T7">Mashup-Plattform</text:span><text:span text:style-name="T8"> darf </text:span><text:span text:style-name="T7">fremde</text:span><text:span text:style-name="T8"> </text:span><text:span text:style-name="T7">Ressourcen</text:span><text:span text:style-name="T8"> </text:span><text:span text:style-name="T7">(z.B.</text:span><text:span text:style-name="T8"> </text:span><text:span text:style-name="T7">externe</text:span><text:span text:style-name="T8"> </text:span><text:span text:style-name="T7">Datenquellen)</text:span><text:span text:style-name="T8"> </text:span><text:span text:style-name="T7">nicht</text:span><text:span text:style-name="T8"> </text:span><text:span text:style-name="T7">übermässig</text:span><text:span text:style-name="T8"> </text:span><text:span text:style-name="T7">beanspruchen.</text:span><text:span text:style-name="T8"> </text:span><text:span text:style-name="T7">Dies</text:span><text:span text:style-name="T8"> </text:span><text:span text:style-name="T7">gilt</text:span><text:span text:style-name="T8"> </text:span><text:span text:style-name="T7">auch</text:span><text:span text:style-name="T8"> bei der </text:span><text:span text:style-name="T7">Entwicklung</text:span><text:span text:style-name="T8"> </text:span><text:span text:style-name="T7">und</text:span><text:span text:style-name="T8"> dem </text:span><text:span text:style-name="T7">Testen</text:span><text:span text:style-name="T8"> </text:span><text:span text:style-name="T7">der</text:span><text:span text:style-name="T8"> </text:span><text:span text:style-name="T7">Plattform.</text:span></text:p>
        </text:list-item>
      </text:list>
      <text:h text:style-name="Heading_20_2" text:outline-level="2"><text:span text:style-name="T18">Rechtliche</text:span><text:span text:style-name="T19"> </text:span><text:span text:style-name="T18">Restriktionen</text:span></text:h>
      <text:list xml:id="list26365356" text:continue-numbering="true" text:style-name="WW8Num4"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nur</text:span><text:span text:style-name="T8"> </text:span><text:span text:style-name="T7">Datenquellen</text:span><text:span text:style-name="T8"> </text:span><text:span text:style-name="T7">genutzt</text:span><text:span text:style-name="T8"> </text:span><text:span text:style-name="T7">werden,</text:span><text:span text:style-name="T8"> </text:span><text:span text:style-name="T7">welche</text:span><text:span text:style-name="T8"> </text:span><text:span text:style-name="T7">den</text:span><text:span text:style-name="T8"> </text:span><text:span text:style-name="T7">maschinellen</text:span><text:span text:style-name="T8"> </text:span><text:span text:style-name="T7">Zugriff</text:span><text:span text:style-name="T8"> </text:span><text:span text:style-name="T7">erlauben.</text:span><text:span text:style-name="T8"> Der Datenaustausch sollte über die vorgesehenen Schnittstellen erfolgen, sofern die Fremdquellen entsprechende APIs zur Verfügung stellen.</text:span></text:p>
        </text:list-item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keine</text:span><text:span text:style-name="T8"> </text:span><text:span text:style-name="T7">Datenschutzbestimmungen</text:span><text:span text:style-name="T8"> </text:span><text:span text:style-name="T7">verletzt</text:span><text:span text:style-name="T8"> </text:span><text:span text:style-name="T7">werden.</text:span></text:p>
        </text:list-item>
        <text:list-item>
          <text:p text:style-name="P44"><text:span text:style-name="T33">Eingesetzte</text:span><text:span text:style-name="T34"> </text:span><text:span text:style-name="T33">Fremdbibliotheken</text:span><text:span text:style-name="T34"> </text:span><text:span text:style-name="T33">müssen</text:span><text:span text:style-name="T34"> </text:span><text:span text:style-name="T33">mit</text:span><text:span text:style-name="T34"> </text:span><text:span text:style-name="T33">der</text:span><text:span text:style-name="T34"> </text:span><text:span text:style-name="T33">GNU</text:span><text:span text:style-name="T34"> </text:span><text:span text:style-name="T33">General</text:span><text:span text:style-name="T34"> </text:span><text:span text:style-name="T33">Public</text:span><text:span text:style-name="T34"> </text:span><text:span text:style-name="T33">License</text:span><text:span text:style-name="T34"> </text:span><text:span text:style-name="T33">(GPL Version 3)</text:span><text:span text:style-name="T34"> </text:span><text:span text:style-name="T33">vereinbar</text:span><text:span text:style-name="T34"> </text:span><text:span text:style-name="T33">sein.</text:span></text:p>
        </text:list-item>
      </text:list>
      <text:h text:style-name="Heading_20_2" text:outline-level="2"><text:span text:style-name="T18">Personelle</text:span><text:span text:style-name="T19"> </text:span><text:span text:style-name="T18">Restriktionen</text:span></text:h>
      <text:list xml:id="list26304625" text:style-name="WW8Num5">
        <text:list-item>
          <text:p text:style-name="P45"><text:span text:style-name="T33">Das</text:span><text:span text:style-name="T34"> </text:span><text:span text:style-name="T33">Team</text:span><text:span text:style-name="T34"> muss </text:span><text:span text:style-name="T33">die</text:span><text:span text:style-name="T34"> Richtlinien gemäss der „Arbeitsmappe für das Modul Projektarbeit“ befolgen</text:span><text:span text:style-name="T33">.</text:span></text:p>
        </text:list-item>
        <text:list-item>
          <text:p text:style-name="P45"><text:span text:style-name="T33">Jedes</text:span><text:span text:style-name="T34"> </text:span><text:span text:style-name="T33">Mitglied</text:span><text:span text:style-name="T34"> </text:span><text:span text:style-name="T33">ist</text:span><text:span text:style-name="T34"> </text:span><text:span text:style-name="T33">verpflichtet,</text:span><text:span text:style-name="T34"> </text:span><text:span text:style-name="T33">sich</text:span><text:span text:style-name="T34"> </text:span><text:span text:style-name="T33">das</text:span><text:span text:style-name="T34"> </text:span><text:span text:style-name="T33">notwendige</text:span><text:span text:style-name="T34"> </text:span><text:span text:style-name="T33">Hintergrundwissen</text:span><text:span text:style-name="T34"> </text:span><text:span text:style-name="T33">anzueignen,</text:span><text:span text:style-name="T34"> </text:span><text:span text:style-name="T33">um</text:span><text:span text:style-name="T34"> </text:span><text:span text:style-name="T33">dieses</text:span><text:span text:style-name="T34"> </text:span><text:span text:style-name="T33">Projekt</text:span><text:span text:style-name="T34"> </text:span><text:span text:style-name="T33">erfolgreich</text:span><text:span text:style-name="T34"> durchzuführen</text:span><text:span text:style-name="T33">.</text:span></text:p>
        </text:list-item>
        <text:list-item>
          <text:p text:style-name="P33"><text:span text:style-name="T33">Die</text:span><text:span text:style-name="T34"> </text:span><text:span text:style-name="T33">Arbeitszeiten</text:span><text:span text:style-name="T34"> </text:span><text:span text:style-name="T33">der</text:span><text:span text:style-name="T34"> </text:span><text:span text:style-name="T33">Teilnehmer</text:span><text:span text:style-name="T34"> </text:span><text:span text:style-name="T33">beschränken</text:span><text:span text:style-name="T34"> </text:span><text:span text:style-name="T33">sich</text:span><text:span text:style-name="T34"> </text:span><text:span text:style-name="T33">vorwiegend</text:span><text:span text:style-name="T34"> </text:span><text:span text:style-name="T33">auf</text:span><text:span text:style-name="T34"> </text:span><text:span text:style-name="T33">Abende</text:span><text:span text:style-name="T34"> </text:span><text:span text:style-name="T33">und</text:span><text:span text:style-name="T34"> </text:span><text:span text:style-name="T33">Wochenenden.</text:span></text:p>
        </text:list-item>
        <text:list-item>
          <text:p text:style-name="P34">Alle Mitglieder sind zu gleichen Teilen am Projekt beteiligt und müssen mindestens den geforderten Arbeitsaufwand von 210 Stunden (= 7 ECTS-Credits) einhalten.</text:p>
        </text:list-item>
      </text:list>
      <text:h text:style-name="Heading_20_2" text:outline-level="2">Technische<text:span text:style-name="T28"> </text:span>Ressourcen</text:h>
      <text:p text:style-name="Standard"><text:span text:style-name="T33">Für</text:span><text:span text:style-name="T34"> </text:span><text:span text:style-name="T33">die</text:span><text:span text:style-name="T34"> </text:span><text:span text:style-name="T33">Umsetzung</text:span><text:span text:style-name="T34"> </text:span><text:span text:style-name="T33">des</text:span><text:span text:style-name="T34"> </text:span><text:span text:style-name="T33">Projekts</text:span><text:span text:style-name="T34"> </text:span><text:span text:style-name="T33">sind</text:span><text:span text:style-name="T34"> </text:span><text:span text:style-name="T33">folgende</text:span><text:span text:style-name="T34"> </text:span><text:span text:style-name="T33">Ressourcen</text:span><text:span text:style-name="T34"> </text:span><text:span text:style-name="T33">sicherzustellen:</text:span></text:p>
      <text:list xml:id="list26283445" text:style-name="WW8Num6">
        <text:list-item>
          <text:p text:style-name="P26"><text:span text:style-name="T33">Einwandfrei</text:span><text:span text:style-name="T34"> </text:span><text:span text:style-name="T33">funktionierende</text:span><text:span text:style-name="T34"> </text:span><text:span text:style-name="T33">Entwicklungsplattform</text:span><text:span text:style-name="T34"> </text:span><text:span text:style-name="T33">mit</text:span><text:span text:style-name="T34"> </text:span><text:span text:style-name="T33">Anbindung</text:span><text:span text:style-name="T34"> </text:span><text:span text:style-name="T33">zu</text:span><text:span text:style-name="T34"> </text:span><text:span text:style-name="T33">einem</text:span><text:span text:style-name="T34"> </text:span><text:span text:style-name="T33">gemeinsam</text:span><text:span text:style-name="T34"> </text:span><text:span text:style-name="T33">genutzten</text:span><text:span text:style-name="T34"> </text:span><text:span text:style-name="T33">GIT-Repository</text:span></text:p>
        </text:list-item>
        <text:list-item>
          <text:p text:style-name="P26"><text:span text:style-name="T33">Ein</text:span><text:span text:style-name="T34"> </text:span><text:span text:style-name="T33">Skype-Konto</text:span><text:span text:style-name="T34"> </text:span><text:span text:style-name="T33">mit</text:span><text:span text:style-name="T34"> </text:span><text:span text:style-name="T33">entsprechendem</text:span><text:span text:style-name="T34"> </text:span><text:span text:style-name="T33">Zubehör</text:span></text:p>
        </text:list-item>
        <text:list-item>
          <text:p text:style-name="P26"><text:soft-page-break/><text:span text:style-name="T33">Word-kompatibles</text:span><text:span text:style-name="T34"> </text:span><text:span text:style-name="T33">Textverarbeitungsprogramm</text:span></text:p>
        </text:list-item>
      </text:list>
      <text:h text:style-name="P35" text:outline-level="1">Grundlagen</text:h>
      <text:p text:style-name="Standard">Es<text:span text:style-name="T23"> </text:span>sind<text:span text:style-name="T23"> </text:span>noch<text:span text:style-name="T23"> </text:span>keine<text:span text:style-name="T23"> </text:span>Vorarbeiten<text:span text:style-name="T23"> </text:span>für<text:span text:style-name="T23"> </text:span>dieses<text:span text:style-name="T23"> </text:span>Projekt<text:span text:style-name="T23"> </text:span>geleistet<text:span text:style-name="T23"> </text:span>worden.<text:line-break/>Als<text:span text:style-name="T23"> </text:span>Grundlagen<text:span text:style-name="T23"> </text:span>dienen<text:span text:style-name="T23"> </text:span>die<text:span text:style-name="T23"> </text:span>aus<text:span text:style-name="T23"> </text:span>den<text:span text:style-name="T23"> </text:span>vorangegangenen<text:span text:style-name="T23"> </text:span>Modulen<text:span text:style-name="T23"> </text:span>(Projektmanagement,<text:span text:style-name="T23"> </text:span>Software<text:span text:style-name="T23"> </text:span>Engineering,<text:span text:style-name="T23"> </text:span>Programmieren<text:span text:style-name="T23"> </text:span>in<text:span text:style-name="T23"> </text:span>JAVA,<text:span text:style-name="T23"> </text:span>...)<text:span text:style-name="T23"> </text:span>erworbenen<text:span text:style-name="T23"> </text:span>Kenntnisse.<text:line-break/>Als<text:span text:style-name="T23"> </text:span>wichtigste<text:span text:style-name="T23"> </text:span>Informationsquelle<text:span text:style-name="T23"> </text:span>in<text:span text:style-name="T23"> </text:span>Bezug<text:span text:style-name="T23"> </text:span>auf<text:span text:style-name="T23"> die </text:span>Web-Programmierung<text:span text:style-name="T23"> </text:span>und<text:span text:style-name="T23"> </text:span>API-Anbindungen<text:span text:style-name="T23"> </text:span>dient<text:span text:style-name="T23"> </text:span>das<text:span text:style-name="T23"> </text:span>Internet.</text:p>
      <text:h text:style-name="Heading_20_1" text:outline-level="1"><text:span text:style-name="T20">Messbare</text:span><text:span text:style-name="T21"> </text:span><text:span text:style-name="T20">Lieferobjekte</text:span>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3">Titel</text:p>
          </table:table-cell>
          <table:table-cell table:style-name="Tabelle6.B1" office:value-type="string">
            <text:p text:style-name="P22"><text:span text:style-name="T7">Kapitel</text:span><text:span text:style-name="T8"> </text:span><text:span text:style-name="T7">gemäss</text:span><text:span text:style-name="T8"> </text:span><text:span text:style-name="T7">Arbeitsmappe</text:span></text:p>
          </table:table-cell>
        </table:table-row>
        <table:table-row table:style-name="Tabelle6.1">
          <table:table-cell table:style-name="Tabelle6.A2" office:value-type="string">
            <text:p text:style-name="P17"><text:span text:style-name="T7">Projektauftrag</text:span><text:span text:style-name="T8"> </text:span><text:span text:style-name="T7">(vorliegendes</text:span><text:span text:style-name="T8"> </text:span><text:span text:style-name="T7">Dokument)</text:span></text:p>
          </table:table-cell>
          <table:table-cell table:style-name="Tabelle6.B2" office:value-type="string">
            <text:p text:style-name="P17"><text:span text:style-name="T25">AM</text:span><text:span text:style-name="T26"> </text:span><text:span text:style-name="T25">2.1</text:span></text:p>
          </table:table-cell>
        </table:table-row>
        <table:table-row table:style-name="Tabelle6.1">
          <table:table-cell table:style-name="Tabelle6.A3" office:value-type="string">
            <text:p text:style-name="P17"><text:span text:style-name="T7">begründeter</text:span><text:span text:style-name="T8"> </text:span><text:span text:style-name="T7">Lösungsansatz</text:span></text:p>
          </table:table-cell>
          <table:table-cell table:style-name="Tabelle6.B3" office:value-type="string">
            <text:p text:style-name="P17"><text:span text:style-name="T25">AM</text:span><text:span text:style-name="T26"> </text:span><text:span text:style-name="T25">2.2</text:span></text:p>
          </table:table-cell>
        </table:table-row>
        <table:table-row table:style-name="Tabelle6.1">
          <table:table-cell table:style-name="Tabelle6.A4" office:value-type="string">
            <text:p text:style-name="P16">Projektstrukturplan</text:p>
          </table:table-cell>
          <table:table-cell table:style-name="Tabelle6.B4" office:value-type="string">
            <text:p text:style-name="P17"><text:span text:style-name="T25">AM</text:span><text:span text:style-name="T26"> </text:span><text:span text:style-name="T25">2.3</text:span></text:p>
          </table:table-cell>
        </table:table-row>
        <table:table-row table:style-name="Tabelle6.1">
          <table:table-cell table:style-name="Tabelle6.A5" office:value-type="string">
            <text:p text:style-name="P16">Phasenplan</text:p>
          </table:table-cell>
          <table:table-cell table:style-name="Tabelle6.B5" office:value-type="string">
            <text:p text:style-name="P17"><text:span text:style-name="T25">AM</text:span><text:span text:style-name="T26"> </text:span><text:span text:style-name="T25">2.4</text:span></text:p>
          </table:table-cell>
        </table:table-row>
        <table:table-row table:style-name="Tabelle6.1">
          <table:table-cell table:style-name="Tabelle6.A6" office:value-type="string">
            <text:p text:style-name="P16">Terminplan</text:p>
          </table:table-cell>
          <table:table-cell table:style-name="Tabelle6.B6" office:value-type="string">
            <text:p text:style-name="P17"><text:span text:style-name="T25">AM</text:span><text:span text:style-name="T26"> </text:span><text:span text:style-name="T25">2.5</text:span></text:p>
          </table:table-cell>
        </table:table-row>
        <table:table-row table:style-name="Tabelle6.1">
          <table:table-cell table:style-name="Tabelle6.A7" office:value-type="string">
            <text:p text:style-name="P16">Systemidee</text:p>
          </table:table-cell>
          <table:table-cell table:style-name="Tabelle6.B7" office:value-type="string">
            <text:p text:style-name="P17"><text:span text:style-name="T25">AM</text:span><text:span text:style-name="T26"> </text:span><text:span text:style-name="T25">3.1.1</text:span></text:p>
          </table:table-cell>
        </table:table-row>
        <table:table-row table:style-name="Tabelle6.1">
          <table:table-cell table:style-name="Tabelle6.A8" office:value-type="string">
            <text:p text:style-name="P16">Systemanwendungsfälle</text:p>
          </table:table-cell>
          <table:table-cell table:style-name="Tabelle6.B8" office:value-type="string">
            <text:p text:style-name="P17"><text:span text:style-name="T25">AM</text:span><text:span text:style-name="T26"> </text:span><text:span text:style-name="T25">3.1.2</text:span></text:p>
          </table:table-cell>
        </table:table-row>
        <table:table-row table:style-name="Tabelle6.1">
          <table:table-cell table:style-name="Tabelle6.A9" office:value-type="string">
            <text:p text:style-name="P16">Domänenmodell</text:p>
          </table:table-cell>
          <table:table-cell table:style-name="Tabelle6.B9" office:value-type="string">
            <text:p text:style-name="P17"><text:span text:style-name="T25">AM</text:span><text:span text:style-name="T26"> </text:span><text:span text:style-name="T25">3.1.3</text:span></text:p>
          </table:table-cell>
        </table:table-row>
        <table:table-row table:style-name="Tabelle6.1">
          <table:table-cell table:style-name="Tabelle6.A10" office:value-type="string">
            <text:p text:style-name="P16">Systemablaufmodelle</text:p>
          </table:table-cell>
          <table:table-cell table:style-name="Tabelle6.B10" office:value-type="string">
            <text:p text:style-name="P17"><text:span text:style-name="T25">AM</text:span><text:span text:style-name="T26"> </text:span><text:span text:style-name="T25">3.1.4</text:span></text:p>
          </table:table-cell>
        </table:table-row>
        <table:table-row table:style-name="Tabelle6.1">
          <table:table-cell table:style-name="Tabelle6.A11" office:value-type="string">
            <text:p text:style-name="P16">Schnittstellenbeschreibung</text:p>
          </table:table-cell>
          <table:table-cell table:style-name="Tabelle6.B11" office:value-type="string">
            <text:p text:style-name="P17"><text:span text:style-name="T25">AM</text:span><text:span text:style-name="T26"> </text:span><text:span text:style-name="T25">3.1.5</text:span></text:p>
          </table:table-cell>
        </table:table-row>
        <table:table-row table:style-name="Tabelle6.1">
          <table:table-cell table:style-name="Tabelle6.A12" office:value-type="string">
            <text:p text:style-name="P16">Softwarearchitektur</text:p>
          </table:table-cell>
          <table:table-cell table:style-name="Tabelle6.B12" office:value-type="string">
            <text:p text:style-name="P17"><text:span text:style-name="T25">AM</text:span><text:span text:style-name="T26"> </text:span><text:span text:style-name="T25">3.2.1</text:span></text:p>
          </table:table-cell>
        </table:table-row>
        <table:table-row table:style-name="Tabelle6.1">
          <table:table-cell table:style-name="Tabelle6.A13" office:value-type="string">
            <text:p text:style-name="P16">Klassenmodelle</text:p>
          </table:table-cell>
          <table:table-cell table:style-name="Tabelle6.B13" office:value-type="string">
            <text:p text:style-name="P17"><text:span text:style-name="T25">AM</text:span><text:span text:style-name="T26"> </text:span><text:span text:style-name="T25">3.2.2</text:span></text:p>
          </table:table-cell>
        </table:table-row>
        <table:table-row table:style-name="Tabelle6.1">
          <table:table-cell table:style-name="Tabelle6.A14" office:value-type="string">
            <text:p text:style-name="P16">Datenmodell</text:p>
          </table:table-cell>
          <table:table-cell table:style-name="Tabelle6.B14" office:value-type="string">
            <text:p text:style-name="P17"><text:span text:style-name="T25">AM</text:span><text:span text:style-name="T26"> </text:span><text:span text:style-name="T25">3.2.3</text:span></text:p>
          </table:table-cell>
        </table:table-row>
        <table:table-row table:style-name="Tabelle6.1">
          <table:table-cell table:style-name="Tabelle6.A15" office:value-type="string">
            <text:p text:style-name="P17"><text:span text:style-name="T7">Dynamische</text:span><text:span text:style-name="T8"> </text:span><text:span text:style-name="T7">Modelle</text:span></text:p>
          </table:table-cell>
          <table:table-cell table:style-name="Tabelle6.B15" office:value-type="string">
            <text:p text:style-name="P17"><text:span text:style-name="T25">AM</text:span><text:span text:style-name="T26"> </text:span><text:span text:style-name="T25">3.2.4</text:span></text:p>
          </table:table-cell>
        </table:table-row>
        <table:table-row table:style-name="Tabelle6.1">
          <table:table-cell table:style-name="Tabelle6.A16" office:value-type="string">
            <text:p text:style-name="P16">Testkonzept</text:p>
          </table:table-cell>
          <table:table-cell table:style-name="Tabelle6.B16" office:value-type="string">
            <text:p text:style-name="P17"><text:span text:style-name="T25">AM</text:span><text:span text:style-name="T26"> </text:span><text:span text:style-name="T25">3.2.5</text:span></text:p>
          </table:table-cell>
        </table:table-row>
        <table:table-row table:style-name="Tabelle6.1">
          <table:table-cell table:style-name="Tabelle6.A17" office:value-type="string">
            <text:p text:style-name="P17"><text:span text:style-name="T7">Spezifikation</text:span><text:span text:style-name="T8"> </text:span><text:span text:style-name="T7">der</text:span><text:span text:style-name="T8"> </text:span><text:span text:style-name="T7">Bedienoberflächen</text:span></text:p>
          </table:table-cell>
          <table:table-cell table:style-name="Tabelle6.B17" office:value-type="string">
            <text:p text:style-name="P17"><text:span text:style-name="T25">AM</text:span><text:span text:style-name="T26"> </text:span><text:span text:style-name="T25">3.2.6</text:span></text:p>
          </table:table-cell>
        </table:table-row>
        <table:table-row table:style-name="Tabelle6.1">
          <table:table-cell table:style-name="Tabelle6.A18" office:value-type="string">
            <text:p text:style-name="P17"><text:span text:style-name="T7">Lieferobjekte</text:span><text:span text:style-name="T8"> </text:span><text:span text:style-name="T7">und</text:span><text:span text:style-name="T8"> </text:span><text:span text:style-name="T7">Installationsanleitung</text:span></text:p>
          </table:table-cell>
          <table:table-cell table:style-name="Tabelle6.B18" office:value-type="string">
            <text:p text:style-name="P17"><text:span text:style-name="T25">AM</text:span><text:span text:style-name="T26"> </text:span><text:span text:style-name="T25">3.3.1</text:span></text:p>
          </table:table-cell>
        </table:table-row>
        <table:table-row table:style-name="Tabelle6.1">
          <table:table-cell table:style-name="Tabelle6.A19" office:value-type="string">
            <text:p text:style-name="P16">Coderichtlinien</text:p>
          </table:table-cell>
          <table:table-cell table:style-name="Tabelle6.B19" office:value-type="string">
            <text:p text:style-name="P17"><text:span text:style-name="T25">AM</text:span><text:span text:style-name="T26"> </text:span><text:span text:style-name="T25">4.2.1</text:span></text:p>
          </table:table-cell>
        </table:table-row>
        <table:table-row table:style-name="Tabelle6.1">
          <table:table-cell table:style-name="Tabelle6.A20" office:value-type="string">
            <text:p text:style-name="P17"><text:span text:style-name="T7">Quellcode</text:span><text:span text:style-name="T8"> </text:span><text:span text:style-name="T7">(abgelegt</text:span><text:span text:style-name="T8"> </text:span><text:span text:style-name="T7">auf</text:span><text:span text:style-name="T8"> </text:span><text:span text:style-name="T7">USB-Stick)</text:span></text:p>
          </table:table-cell>
          <table:table-cell table:style-name="Tabelle6.B20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1" office:value-type="string">
            <text:p text:style-name="P17"><text:span text:style-name="T7">Ablagestruktur</text:span><text:span text:style-name="T8"> </text:span><text:span text:style-name="T7">des</text:span><text:span text:style-name="T8"> </text:span><text:span text:style-name="T7">Quellcodes</text:span></text:p>
          </table:table-cell>
          <table:table-cell table:style-name="Tabelle6.B21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2" office:value-type="string">
            <text:p text:style-name="P16">Testprotokolle</text:p>
          </table:table-cell>
          <table:table-cell table:style-name="Tabelle6.B22" office:value-type="string">
            <text:p text:style-name="P17"><text:span text:style-name="T25">AM</text:span><text:span text:style-name="T26"> </text:span><text:span text:style-name="T25">4.3</text:span></text:p>
          </table:table-cell>
        </table:table-row>
        <table:table-row table:style-name="Tabelle6.1">
          <table:table-cell table:style-name="Tabelle6.A23" office:value-type="string">
            <text:p text:style-name="P17"><text:span text:style-name="T7">1.</text:span><text:span text:style-name="T8"> </text:span><text:span text:style-name="T7">Statusbericht</text:span></text:p>
          </table:table-cell>
          <table:table-cell table:style-name="Tabelle6.B23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  <table:table-row table:style-name="Tabelle6.1">
          <table:table-cell table:style-name="Tabelle6.A24" office:value-type="string">
            <text:p text:style-name="P17"><text:span text:style-name="T7">2.</text:span><text:span text:style-name="T8"> </text:span><text:span text:style-name="T7">Statusbericht</text:span></text:p>
          </table:table-cell>
          <table:table-cell table:style-name="Tabelle6.B24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</table:table>
      <text:h text:style-name="Heading_20_1" text:outline-level="1" text:is-list-header="true"/>
      <text:h text:style-name="P37" text:outline-level="1">Eckwerte</text:h>
      <text:h text:style-name="Heading_20_2" text:outline-level="2"><text:span text:style-name="T20">Termine</text:span><text:span text:style-name="T21"> </text:span><text:span text:style-name="T20">(Meilensteine)</text:span>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7"><text:span text:style-name="T35">Projektstart</text:span><text:span text:style-name="T36"> </text:span><text:span text:style-name="T35">/</text:span><text:span text:style-name="T36"> </text:span><text:span text:style-name="T35">Kick-Off-Meeting</text:span></text:p>
          </table:table-cell>
          <table:table-cell table:style-name="Tabelle7.B1" office:value-type="string">
            <text:p text:style-name="P19">19.08.2011<text:soft-page-break/>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nitialisierung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Projektidee</text:span><text:span text:style-name="T34"> </text:span><text:span text:style-name="T33">fixieren</text:span></text:p>
          </table:table-cell>
          <table:table-cell table:style-name="Tabelle7.B1" office:value-type="string">
            <text:p text:style-name="P20">26.08.2011</text:p>
          </table:table-cell>
        </table:table-row>
        <table:table-row table:style-name="Tabelle7.1">
          <table:table-cell table:style-name="Tabelle7.A4" office:value-type="string">
            <text:p text:style-name="P17"><text:span text:style-name="T33">Anforderungen</text:span><text:span text:style-name="T34"> </text:span><text:span text:style-name="T33">und</text:span><text:span text:style-name="T34"> </text:span><text:span text:style-name="T33">Ziele</text:span><text:span text:style-name="T34"> </text:span><text:span text:style-name="T33">analysieren</text:span></text:p>
          </table:table-cell>
          <table:table-cell table:style-name="Tabelle7.B4" office:value-type="string">
            <text:p text:style-name="P20">30.08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Kommunikation</text:span><text:span text:style-name="T34"> </text:span><text:span text:style-name="T33">und</text:span><text:span text:style-name="T34"> </text:span><text:span text:style-name="T33">Hilfsmittel</text:span><text:span text:style-name="T34"> </text:span><text:span text:style-name="T33">sicherstellen</text:span></text:p>
          </table:table-cell>
          <table:table-cell table:style-name="Tabelle7.B1" office:value-type="string">
            <text:p text:style-name="P20">02.09.2011</text:p>
          </table:table-cell>
        </table:table-row>
        <table:table-row table:style-name="Tabelle7.1">
          <table:table-cell table:style-name="Tabelle7.A6" office:value-type="string">
            <text:p text:style-name="P17"><text:span text:style-name="T31">Projektauftrag</text:span><text:span text:style-name="T32"> </text:span><text:span text:style-name="T31">schreiben</text:span></text:p>
          </table:table-cell>
          <table:table-cell table:style-name="Tabelle7.B6" office:value-type="string">
            <text:p text:style-name="P20">02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Vorstudie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Grob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5.09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struktur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Konzept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1">Detailziele</text:span><text:span text:style-name="T32"> </text:span><text:span text:style-name="T31">und</text:span><text:span text:style-name="T32"> </text:span><text:span text:style-name="T31">Lösungsvarianten</text:span><text:span text:style-name="T32"> </text:span><text:span text:style-name="T31">festlegen</text:span></text:p>
          </table:table-cell>
          <table:table-cell table:style-name="Tabelle7.B1" office:value-type="string">
            <text:p text:style-name="P20">09.09.2011</text:p>
          </table:table-cell>
        </table:table-row>
        <table:table-row table:style-name="Tabelle7.1">
          <table:table-cell table:style-name="Tabelle7.A12" office:value-type="string">
            <text:p text:style-name="P17"><text:span text:style-name="T31">System</text:span><text:span text:style-name="T32"> </text:span><text:span text:style-name="T31">gemäss</text:span><text:span text:style-name="T32"> </text:span><text:span text:style-name="T31">ausgewählter</text:span><text:span text:style-name="T32"> </text:span><text:span text:style-name="T31">Lösung</text:span><text:span text:style-name="T32"> </text:span><text:span text:style-name="T31">entwerfen</text:span></text:p>
          </table:table-cell>
          <table:table-cell table:style-name="Tabelle7.B12" office:value-type="string">
            <text:p text:style-name="P20">1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mplementierung</text:p>
          </table:table-cell>
          <table:covered-table-cell/>
        </table:table-row>
        <table:table-row table:style-name="Tabelle7.1">
          <table:table-cell table:style-name="Tabelle7.A14" office:value-type="string">
            <text:p text:style-name="P17"><text:span text:style-name="T31">Mashup-Platfform</text:span><text:span text:style-name="T32"> </text:span><text:span text:style-name="T31">implementieren</text:span></text:p>
          </table:table-cell>
          <table:table-cell table:style-name="Tabelle7.B14" office:value-type="string">
            <text:p text:style-name="P20">02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17"><text:span text:style-name="T37">Test</text:span><text:span text:style-name="T38"> </text:span><text:span text:style-name="T37">&amp;</text:span><text:span text:style-name="T38"> </text:span><text:span text:style-name="T37">Einführung</text:span><text:span text:style-name="T38"> </text:span>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Testphase</text:span><text:span text:style-name="T34"> </text:span><text:span text:style-name="T33">abschliessen</text:span></text:p>
          </table:table-cell>
          <table:table-cell table:style-name="Tabelle7.B1" office:value-type="string">
            <text:p text:style-name="P20">15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Installations-</text:span><text:span text:style-name="T34"> </text:span><text:span text:style-name="T33">und</text:span><text:span text:style-name="T34"> </text:span><text:span text:style-name="T33">Benutzerhandbuch</text:span><text:span text:style-name="T34"> </text:span><text:span text:style-name="T33">schreiben</text:span></text:p>
          </table:table-cell>
          <table:table-cell table:style-name="Tabelle7.B1" office:value-type="string">
            <text:p text:style-name="P20">19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21">Projektabschluss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4">Nachbesprechung des </text:span><text:span text:style-name="T33">Projektteams</text:span><text:span text:style-name="T34"> </text:span><text:span text:style-name="T33">durchführen</text:span></text:p>
          </table:table-cell>
          <table:table-cell table:style-name="Tabelle7.B1" office:value-type="string">
            <text:p text:style-name="P20">22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Dokumentation</text:span><text:span text:style-name="T34"> </text:span><text:span text:style-name="T33">ausliefern</text:span></text:p>
          </table:table-cell>
          <table:table-cell table:style-name="Tabelle7.B1" office:value-type="string">
            <text:p text:style-name="P20">23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</text:span><text:span text:style-name="T34"> präsentieren</text:span></text:p>
          </table:table-cell>
          <table:table-cell table:style-name="Tabelle7.B1" office:value-type="string">
            <text:p text:style-name="P20">07.01.2012</text:p>
          </table:table-cell>
        </table:table-row>
        <table:table-row table:style-name="Tabelle7.1">
          <table:table-cell table:style-name="Tabelle7.A1" office:value-type="string">
            <text:p text:style-name="P19">Projektende</text:p>
          </table:table-cell>
          <table:table-cell table:style-name="Tabelle7.B1" office:value-type="string">
            <text:p text:style-name="P19">07.01.2012</text:p>
          </table:table-cell>
        </table:table-row>
      </table:table>
      <text:h text:style-name="Heading_20_2" text:outline-level="2"><text:span text:style-name="T18">Personalplanung</text:span><text:span text:style-name="T19"> </text:span><text:span text:style-name="T18">/</text:span><text:span text:style-name="T19"> </text:span><text:span text:style-name="T18">Rollenverteilung</text:span></text:h>
      <text:p text:style-name="P10"><text:span text:style-name="T7">In</text:span><text:span text:style-name="T8"> </text:span><text:span text:style-name="T7">diesem</text:span><text:span text:style-name="T8"> </text:span><text:span text:style-name="T7">Projekt</text:span><text:span text:style-name="T8"> </text:span><text:span text:style-name="T7">sind</text:span><text:span text:style-name="T8"> </text:span><text:span text:style-name="T7">folgende</text:span><text:span text:style-name="T8"> </text:span><text:span text:style-name="T7">Rollen</text:span><text:span text:style-name="T8"> vertreten</text:span><text:span text:style-name="T7">:</text:span></text:p>
      <text:list xml:id="list26275763" text:style-name="WW8Num2">
        <text:list-item>
          <text:p text:style-name="P32">Auftraggeber</text:p>
        </text:list-item>
        <text:list-item>
          <text:p text:style-name="P32">Projektleiter</text:p>
        </text:list-item>
        <text:list-item>
          <text:p text:style-name="P32">Projektmitarbeiter</text:p>
        </text:list-item>
      </text:list>
      <text:p text:style-name="P10"/>
      <text:p text:style-name="P13"/>
      <text:p text:style-name="P14"><text:span text:style-name="T9">Jedes</text:span><text:span text:style-name="T8"> </text:span><text:span text:style-name="T7">Mitglied</text:span><text:span text:style-name="T8"> </text:span><text:span text:style-name="T7">wird</text:span><text:span text:style-name="T8"> </text:span><text:span text:style-name="T7">jede</text:span><text:span text:style-name="T8"> </text:span><text:span text:style-name="T7">Rolle</text:span><text:span text:style-name="T8"> </text:span><text:span text:style-name="T7">mindestens</text:span><text:span text:style-name="T8"> </text:span><text:span text:style-name="T7">einmal</text:span><text:span text:style-name="T8"> </text:span><text:span text:style-name="T7">einnehmen.<text:line-break/>Die</text:span><text:span text:style-name="T8"> </text:span><text:span text:style-name="T7">Rollenverteilung</text:span><text:span text:style-name="T8"> </text:span><text:span text:style-name="T7">bis</text:span><text:span text:style-name="T8"> </text:span><text:span text:style-name="T7">zum</text:span><text:span text:style-name="T8"> </text:span><text:span text:style-name="T7">ersten</text:span><text:span text:style-name="T8"> </text:span><text:span text:style-name="T7">Status-Meeting</text:span><text:span text:style-name="T8"> </text:span><text:span text:style-name="T7">sieht</text:span><text:span text:style-name="T8"> </text:span><text:span text:style-name="T7">wie</text:span><text:span text:style-name="T8"> </text:span><text:span text:style-name="T7">folgt</text:span><text:span text:style-name="T8"> </text:span><text:span text:style-name="T7">aus: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3">Rolle</text:p>
          </table:table-cell>
          <table:table-cell table:style-name="Tabelle8.B1" office:value-type="string">
            <text:p text:style-name="P23">Name</text:p>
          </table:table-cell>
        </table:table-row>
        <table:table-row table:style-name="Tabelle8.1">
          <table:table-cell table:style-name="Tabelle8.A2" office:value-type="string">
            <text:p text:style-name="P16">Auftraggeber</text:p>
          </table:table-cell>
          <table:table-cell table:style-name="Tabelle8.B2" office:value-type="string">
            <text:p text:style-name="P17"><text:span text:style-name="T7">Jo</text:span><text:span text:style-name="T5">ë</text:span><text:span text:style-name="T7">l</text:span><text:span text:style-name="T8"> </text:span><text:span text:style-name="T7">Poyet</text:span></text:p>
          </table:table-cell>
        </table:table-row>
        <table:table-row table:style-name="Tabelle8.1">
          <table:table-cell table:style-name="Tabelle8.A3" office:value-type="string">
            <text:p text:style-name="P16">Projektleiter</text:p>
          </table:table-cell>
          <table:table-cell table:style-name="Tabelle8.B3" office:value-type="string">
            <text:p text:style-name="P16">Malte<text:span text:style-name="T28"> </text:span>Wintner</text:p>
          </table:table-cell>
        </table:table-row>
        <table:table-row table:style-name="Tabelle8.1">
          <table:table-cell table:style-name="Tabelle8.A4" office:value-type="string">
            <text:p text:style-name="P16">Projektmitarbeiter</text:p>
          </table:table-cell>
          <table:table-cell table:style-name="Tabelle8.B4" office:value-type="string">
            <text:p text:style-name="P16">Alexander<text:span text:style-name="T28"> </text:span>Matt</text:p>
          </table:table-cell>
        </table:table-row>
        <table:table-row table:style-name="Tabelle8.1">
          <table:table-cell table:style-name="Tabelle8.A5" office:value-type="string">
            <text:p text:style-name="P16">Projektmitarbeiter</text:p>
          </table:table-cell>
          <table:table-cell table:style-name="Tabelle8.B5" office:value-type="string">
            <text:p text:style-name="P16">Jan<text:span text:style-name="T28"> </text:span>Wild</text:p>
          </table:table-cell>
        </table:table-row>
      </table:table>
      <text:h text:style-name="Heading_20_1" text:outline-level="1">Risiken</text:h>
      <text:h text:style-name="Heading_20_2" text:outline-level="2"><text:bookmark text:name="__RefHeading__7_1510402997"/>technische<text:span text:style-name="T28"> </text:span>Risiken<text:bookmark-end text:name="__RefHeading__7_1510402997"/></text:h>
      <text:list xml:id="list26293112" text:style-name="WW8Num8">
        <text:list-item>
          <text:p text:style-name="P27">Aktualität<text:span text:style-name="T23"> </text:span>und<text:span text:style-name="T23"> </text:span>Korrektheit<text:span text:style-name="T23"> </text:span>der<text:span text:style-name="T23"> </text:span>Mashup-Inhalte<text:span text:style-name="T23"> </text:span>können<text:span text:style-name="T23"> </text:span>nicht<text:span text:style-name="T23"> </text:span>garantiert<text:span text:style-name="T23"> </text:span>werden,<text:span text:style-name="T23"> </text:span>da<text:span text:style-name="T23"> </text:span>sie<text:span text:style-name="T23"> </text:span>von<text:span text:style-name="T23"> </text:span>fremden<text:span text:style-name="T23"> </text:span>Datenquellen<text:span text:style-name="T23"> </text:span>abhängig<text:span text:style-name="T23"> </text:span>sind.</text:p>
        </text:list-item>
        <text:list-item>
          <text:p text:style-name="P27">Eine<text:span text:style-name="T23"> </text:span>zu<text:span text:style-name="T23"> </text:span>hohe<text:span text:style-name="T23"> </text:span>Beanspruchung<text:span text:style-name="T23"> </text:span>der<text:span text:style-name="T23"> </text:span>Fremddatenquellen<text:span text:style-name="T23"> </text:span>könnte<text:span text:style-name="T23"> </text:span>zu<text:span text:style-name="T23"> </text:span>einer<text:span text:style-name="T23"> </text:span>Zugriffs-Sperrung<text:span text:style-name="T23"> </text:span>(<text:span text:style-name="T23">„</text:span>Blacklisting<text:span text:style-name="T23">“</text:span>)<text:span text:style-name="T23"> </text:span>führen.</text:p>
        </text:list-item>
      </text:list>
      <text:h text:style-name="Heading_20_2" text:outline-level="2">gesetzliche<text:span text:style-name="T28"> </text:span>Risiken</text:h>
      <text:list xml:id="list26279408" text:style-name="WW8Num9">
        <text:list-item>
          <text:p text:style-name="P28">Die<text:span text:style-name="T23"> </text:span>Anzeige<text:span text:style-name="T23"> </text:span>von<text:span text:style-name="T23"> </text:span>Fremdinhalte<text:span text:style-name="T23"> </text:span>könnten<text:span text:style-name="T23"> </text:span>Datenschutzbestimmungen<text:span text:style-name="T23"> </text:span>verletzen.</text:p>
        </text:list-item>
        <text:list-item>
          <text:p text:style-name="P28">Mashups<text:span text:style-name="T23"> </text:span>könnten<text:span text:style-name="T23"> </text:span>zu<text:span text:style-name="T23"> </text:span>Spam-Zwecken<text:span text:style-name="T23"> </text:span>missbraucht<text:span text:style-name="T23"> </text:span>werden.</text:p>
        </text:list-item>
      </text:list>
      <text:h text:style-name="Heading_20_2" text:outline-level="2"><text:span text:style-name="T28">marktbezogene </text:span>Risiken</text:h>
      <text:list xml:id="list26304770" text:style-name="WW8Num7">
        <text:list-item>
          <text:p text:style-name="P29">Das<text:span text:style-name="T23"> </text:span>allgemeine<text:span text:style-name="T23"> </text:span>Interesse<text:span text:style-name="T23"> </text:span>an<text:span text:style-name="T23"> </text:span>der<text:span text:style-name="T23"> </text:span>Mashup-Plattform<text:span text:style-name="T23"> </text:span>könnte<text:span text:style-name="T23"> </text:span>gering<text:span text:style-name="T23"> </text:span>sein,<text:span text:style-name="T23"> </text:span>da<text:span text:style-name="T23"> </text:span>für<text:span text:style-name="T23"> </text:span>die<text:span text:style-name="T23"> </text:span>Erstellung<text:span text:style-name="T23"> </text:span>der<text:span text:style-name="T23"> </text:span>Mashups<text:span text:style-name="T23"> </text:span>Fachkenntnisse<text:span text:style-name="T23"> </text:span>erforderlich<text:span text:style-name="T23"> </text:span>sind.<text:bookmark text:name="__RefHeading__9_1510402997"/><text:bookmark-end text:name="__RefHeading__9_151040299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1" fo:font-size="12pt" fo:font-weight="bold" style:font-size-asian="12pt" style:font-weight-asian="bold" style:font-name-complex="Arial1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2pt" fo:font-weight="bold" style:font-size-asian="12pt" style:font-weight-asian="bold" style:font-name-complex="Arial1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tyle="italic" fo:font-weight="bold" style:font-style-asian="italic" style:font-weight-asian="bold" style:font-name-complex="Arial1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6pt" style:font-name-asian="Lucida Sans Unicode1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2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Arial1" fo:font-weight="normal" style:font-weight-asian="normal" style:font-name-complex="Tahoma" style:font-weight-complex="norma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88cm" fo:text-align="end" style:justify-single-word="false"/>
    </style:style>
    <style:style style:name="MP2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M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09.09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7</text:page-number></text:span><text:span text:style-name="MT4"> </text:span><text:span text:style-name="MT3">von</text:span><text:span text:style-name="MT4"> </text:span><text:span text:style-name="MT3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0-06T15:02:00</meta:creation-date>
    <dc:creator>Malte </dc:creator>
    <dc:date>2011-12-12T06:23:02.60</dc:date>
    <meta:editing-cycles>38</meta:editing-cycles>
    <meta:editing-duration>P23DT22H42M46S</meta:editing-duration>
    <meta:generator>LibreOffice/3.4$Win32 LibreOffice_project/340m1$Build-302</meta:generator>
    <meta:document-statistic meta:table-count="8" meta:image-count="0" meta:object-count="0" meta:page-count="7" meta:paragraph-count="209" meta:word-count="1038" meta:character-count="8314" meta:non-whitespace-character-count="7530"/>
    <meta:user-defined meta:name="Info 1"/>
    <meta:user-defined meta:name="Info 2"/>
    <meta:user-defined meta:name="Info 3"/>
    <meta:user-defined meta:name="Info 4"/>
  </office:meta>
</office:document-meta>
</file>